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5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0.4854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Calc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Default" office:value-type="string" calcext:value-type="string">
            <text:p>Exhaustive</text:p>
          </table:table-cell>
          <table:table-cell table:style-name="Default" office:value-type="string" calcext:value-type="string">
            <text:p>Quick</text:p>
          </table:table-cell>
          <table:table-cell table:style-name="Default" office:value-type="string" calcext:value-type="string">
            <text:p>MILP</text:p>
          </table:table-cell>
          <table:table-cell table:style-name="Default" office:value-type="string" calcext:value-type="string">
            <text:p>QM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formula="of:=AVERAGE(['sa-exhaustive-power-usage'.B:.B])" office:value-type="float" office:value="181.58265" calcext:value-type="float">
            <text:p>181.58265</text:p>
          </table:table-cell>
          <table:table-cell table:style-name="Default" table:formula="of:=AVERAGE(['sa-quick-power-usage'.B:.B])" office:value-type="float" office:value="180.8582995" calcext:value-type="float">
            <text:p>180.8582995</text:p>
          </table:table-cell>
          <table:table-cell table:style-name="Default" table:formula="of:=AVERAGE(['milp-power-usage'.B:.B])" office:value-type="float" office:value="176.55" calcext:value-type="float">
            <text:p>176.55</text:p>
          </table:table-cell>
          <table:table-cell table:style-name="Default" table:formula="of:=AVERAGE(['qm-power-usage'.B:.B])" office:value-type="float" office:value="426.15" calcext:value-type="float">
            <text:p>426.15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table:formula="of:=COM.MICROSOFT.MINIFS(['sa-exhaustive-power-usage'.B:.B]; ['sa-exhaustive-power-usage'.B:.B]; &quot;&gt;0&quot;)" office:value-type="float" office:value="30" calcext:value-type="float">
            <text:p>30</text:p>
          </table:table-cell>
          <table:table-cell table:style-name="Default" table:formula="of:=COM.MICROSOFT.MINIFS(['sa-quick-power-usage'.B:.B];['sa-quick-power-usage'.B:.B];&quot;&gt;0&quot;)" office:value-type="float" office:value="30" calcext:value-type="float">
            <text:p>30</text:p>
          </table:table-cell>
          <table:table-cell table:style-name="Default" table:formula="of:=COM.MICROSOFT.MINIFS(['milp-power-usage'.B:.B];['milp-power-usage'.B:.B];&quot;&gt;0&quot;)" office:value-type="float" office:value="30" calcext:value-type="float">
            <text:p>30</text:p>
          </table:table-cell>
          <table:table-cell table:style-name="Default" table:formula="of:=COM.MICROSOFT.MINIFS(['qm-power-usage'.B:.B];['qm-power-usage'.B:.B];&quot;&gt;0&quot;)"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 table:formula="of:=MAX(['sa-exhaustive-power-usage'.B:.B])" office:value-type="float" office:value="1180.95" calcext:value-type="float">
            <text:p>1180.95</text:p>
          </table:table-cell>
          <table:table-cell table:style-name="Default" table:formula="of:=MAX(['sa-quick-power-usage'.B:.B])" office:value-type="float" office:value="1971.8999" calcext:value-type="float">
            <text:p>1971.8999</text:p>
          </table:table-cell>
          <table:table-cell table:style-name="Default" table:formula="of:=MAX(['milp-power-usage'.B:.B])" office:value-type="float" office:value="1910" calcext:value-type="float">
            <text:p>1910</text:p>
          </table:table-cell>
          <table:table-cell table:style-name="Default" table:formula="of:=MAX(['qm-power-usage'.B:.B])" office:value-type="float" office:value="1880" calcext:value-type="float">
            <text:p>1880</text:p>
          </table:table-cell>
          <table:table-cell table:number-columns-repeated="16379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-exhaustive-power-usage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328" calcext:value-type="float">
            <text:p>5.3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352" calcext:value-type="float">
            <text:p>5.3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376" calcext:value-type="float">
            <text:p>5.3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240003" calcext:value-type="float">
            <text:p>5.424000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48" calcext:value-type="float">
            <text:p>5.4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72" calcext:value-type="float">
            <text:p>5.4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96" calcext:value-type="float">
            <text:p>5.4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44" calcext:value-type="float">
            <text:p>5.5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92" calcext:value-type="float">
            <text:p>5.5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616" calcext:value-type="float">
            <text:p>5.6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664" calcext:value-type="float">
            <text:p>5.6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.688" calcext:value-type="float">
            <text:p>5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12" calcext:value-type="float">
            <text:p>5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36" calcext:value-type="float">
            <text:p>5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84" calcext:value-type="float">
            <text:p>5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08" calcext:value-type="float">
            <text:p>5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320003" calcext:value-type="float">
            <text:p>5.83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56" calcext:value-type="float">
            <text:p>5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9040003" calcext:value-type="float">
            <text:p>5.9040003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5.928" calcext:value-type="float">
            <text:p>5.9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5.952" calcext:value-type="float">
            <text:p>5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5.976" calcext:value-type="float">
            <text:p>5.9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024" calcext:value-type="float">
            <text:p>6.0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048" calcext:value-type="float">
            <text:p>6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072" calcext:value-type="float">
            <text:p>6.0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096" calcext:value-type="float">
            <text:p>6.0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144" calcext:value-type="float">
            <text:p>6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168" calcext:value-type="float">
            <text:p>6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192" calcext:value-type="float">
            <text:p>6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16" calcext:value-type="float">
            <text:p>6.2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400002" calcext:value-type="float">
            <text:p>6.240000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64" calcext:value-type="float">
            <text:p>6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88" calcext:value-type="float">
            <text:p>6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.3120003" calcext:value-type="float">
            <text:p>6.312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.336" calcext:value-type="float">
            <text:p>6.3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384" calcext:value-type="float">
            <text:p>6.3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08" calcext:value-type="float">
            <text:p>6.40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32" calcext:value-type="float">
            <text:p>6.43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56" calcext:value-type="float">
            <text:p>6.45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04" calcext:value-type="float">
            <text:p>6.50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28" calcext:value-type="float">
            <text:p>6.52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52" calcext:value-type="float">
            <text:p>6.55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76" calcext:value-type="float">
            <text:p>6.57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24" calcext:value-type="float">
            <text:p>6.62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480002" calcext:value-type="float">
            <text:p>6.648000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72" calcext:value-type="float">
            <text:p>6.67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96" calcext:value-type="float">
            <text:p>6.69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200003" calcext:value-type="float">
            <text:p>6.720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44" calcext:value-type="float">
            <text:p>6.74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68" calcext:value-type="float">
            <text:p>6.76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920003" calcext:value-type="float">
            <text:p>6.792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816" calcext:value-type="float">
            <text:p>6.81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864" calcext:value-type="float">
            <text:p>6.86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888" calcext:value-type="float">
            <text:p>6.8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912" calcext:value-type="float">
            <text:p>6.91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936" calcext:value-type="float">
            <text:p>6.9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984" calcext:value-type="float">
            <text:p>6.9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08" calcext:value-type="float">
            <text:p>7.00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32" calcext:value-type="float">
            <text:p>7.0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56" calcext:value-type="float">
            <text:p>7.0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04" calcext:value-type="float">
            <text:p>7.10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280003" calcext:value-type="float">
            <text:p>7.1280003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52" calcext:value-type="float">
            <text:p>7.15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76" calcext:value-type="float">
            <text:p>7.17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000003" calcext:value-type="float">
            <text:p>7.2000003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24" calcext:value-type="float">
            <text:p>7.22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48" calcext:value-type="float">
            <text:p>7.24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72" calcext:value-type="float">
            <text:p>7.27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296" calcext:value-type="float">
            <text:p>7.29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344" calcext:value-type="float">
            <text:p>7.34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368" calcext:value-type="float">
            <text:p>7.36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392" calcext:value-type="float">
            <text:p>7.39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416" calcext:value-type="float">
            <text:p>7.41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464" calcext:value-type="float">
            <text:p>7.46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488" calcext:value-type="float">
            <text:p>7.48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12" calcext:value-type="float">
            <text:p>7.51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360003" calcext:value-type="float">
            <text:p>7.536000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84" calcext:value-type="float">
            <text:p>7.5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080003" calcext:value-type="float">
            <text:p>7.608000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32" calcext:value-type="float">
            <text:p>7.6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56" calcext:value-type="float">
            <text:p>7.6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800003" calcext:value-type="float">
            <text:p>7.6800003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04" calcext:value-type="float">
            <text:p>7.70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28" calcext:value-type="float">
            <text:p>7.72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52" calcext:value-type="float">
            <text:p>7.75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76" calcext:value-type="float">
            <text:p>7.77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24" calcext:value-type="float">
            <text:p>7.82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48" calcext:value-type="float">
            <text:p>7.84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72" calcext:value-type="float">
            <text:p>7.87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96" calcext:value-type="float">
            <text:p>7.89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440002" calcext:value-type="float">
            <text:p>7.944000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68" calcext:value-type="float">
            <text:p>7.96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92" calcext:value-type="float">
            <text:p>7.992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16" calcext:value-type="float">
            <text:p>8.016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64" calcext:value-type="float">
            <text:p>8.064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88" calcext:value-type="float">
            <text:p>8.08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12" calcext:value-type="float">
            <text:p>8.11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36" calcext:value-type="float">
            <text:p>8.13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84" calcext:value-type="float">
            <text:p>8.18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208" calcext:value-type="float">
            <text:p>8.20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232" calcext:value-type="float">
            <text:p>8.23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2560005" calcext:value-type="float">
            <text:p>8.256000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04" calcext:value-type="float">
            <text:p>8.30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28" calcext:value-type="float">
            <text:p>8.32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52" calcext:value-type="float">
            <text:p>8.35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76" calcext:value-type="float">
            <text:p>8.37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24" calcext:value-type="float">
            <text:p>8.42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48" calcext:value-type="float">
            <text:p>8.44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72" calcext:value-type="float">
            <text:p>8.47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96" calcext:value-type="float">
            <text:p>8.496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544" calcext:value-type="float">
            <text:p>8.54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568" calcext:value-type="float">
            <text:p>8.56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592" calcext:value-type="float">
            <text:p>8.59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16" calcext:value-type="float">
            <text:p>8.61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640005" calcext:value-type="float">
            <text:p>8.6640005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712" calcext:value-type="float">
            <text:p>8.71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36" calcext:value-type="float">
            <text:p>8.7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784" calcext:value-type="float">
            <text:p>8.7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08" calcext:value-type="float">
            <text:p>8.80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32" calcext:value-type="float">
            <text:p>8.83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56" calcext:value-type="float">
            <text:p>8.85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904" calcext:value-type="float">
            <text:p>8.90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928" calcext:value-type="float">
            <text:p>8.9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52" calcext:value-type="float">
            <text:p>8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76" calcext:value-type="float">
            <text:p>8.9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24" calcext:value-type="float">
            <text:p>9.0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48" calcext:value-type="float">
            <text:p>9.0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720005" calcext:value-type="float">
            <text:p>9.072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96" calcext:value-type="float">
            <text:p>9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44" calcext:value-type="float">
            <text:p>9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68" calcext:value-type="float">
            <text:p>9.16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9.192" calcext:value-type="float">
            <text:p>9.19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16" calcext:value-type="float">
            <text:p>9.21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64" calcext:value-type="float">
            <text:p>9.26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88" calcext:value-type="float">
            <text:p>9.28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12" calcext:value-type="float">
            <text:p>9.31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36" calcext:value-type="float">
            <text:p>9.33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84" calcext:value-type="float">
            <text:p>9.3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08" calcext:value-type="float">
            <text:p>9.40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32" calcext:value-type="float">
            <text:p>9.4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56" calcext:value-type="float">
            <text:p>9.4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800005" calcext:value-type="float">
            <text:p>9.480000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04" calcext:value-type="float">
            <text:p>9.50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28" calcext:value-type="float">
            <text:p>9.52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52" calcext:value-type="float">
            <text:p>9.55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76" calcext:value-type="float">
            <text:p>9.57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24001" calcext:value-type="float">
            <text:p>9.624001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48" calcext:value-type="float">
            <text:p>9.64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72" calcext:value-type="float">
            <text:p>9.67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96" calcext:value-type="float">
            <text:p>9.69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744" calcext:value-type="float">
            <text:p>9.74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9.768" calcext:value-type="float">
            <text:p>9.76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9.792" calcext:value-type="float">
            <text:p>9.7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16" calcext:value-type="float">
            <text:p>9.8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64" calcext:value-type="float">
            <text:p>9.86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880005" calcext:value-type="float">
            <text:p>9.8880005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936" calcext:value-type="float">
            <text:p>9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84" calcext:value-type="float">
            <text:p>9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08" calcext:value-type="float">
            <text:p>10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32001" calcext:value-type="float">
            <text:p>10.03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56" calcext:value-type="float">
            <text:p>10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104" calcext:value-type="float">
            <text:p>10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10.128" calcext:value-type="float">
            <text:p>10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0.152" calcext:value-type="float">
            <text:p>10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0.176" calcext:value-type="float">
            <text:p>10.1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10.224" calcext:value-type="float">
            <text:p>10.2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248" calcext:value-type="float">
            <text:p>10.2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272" calcext:value-type="float">
            <text:p>10.2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2960005" calcext:value-type="float">
            <text:p>10.296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44" calcext:value-type="float">
            <text:p>10.34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68" calcext:value-type="float">
            <text:p>10.3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92" calcext:value-type="float">
            <text:p>10.39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88" calcext:value-type="float">
            <text:p>10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12" calcext:value-type="float">
            <text:p>10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36" calcext:value-type="float">
            <text:p>10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84" calcext:value-type="float">
            <text:p>10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08" calcext:value-type="float">
            <text:p>10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32" calcext:value-type="float">
            <text:p>10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56" calcext:value-type="float">
            <text:p>10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704" calcext:value-type="float">
            <text:p>10.7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728" calcext:value-type="float">
            <text:p>10.7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752" calcext:value-type="float">
            <text:p>10.75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776" calcext:value-type="float">
            <text:p>10.77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824" calcext:value-type="float">
            <text:p>10.82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848001" calcext:value-type="float">
            <text:p>10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72" calcext:value-type="float">
            <text:p>10.8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96" calcext:value-type="float">
            <text:p>10.8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16" calcext:value-type="float">
            <text:p>11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064" calcext:value-type="float">
            <text:p>11.0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088" calcext:value-type="float">
            <text:p>11.0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112" calcext:value-type="float">
            <text:p>11.1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136" calcext:value-type="float">
            <text:p>11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184" calcext:value-type="float">
            <text:p>11.1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208" calcext:value-type="float">
            <text:p>11.2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232" calcext:value-type="float">
            <text:p>11.2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304" calcext:value-type="float">
            <text:p>11.3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28" calcext:value-type="float">
            <text:p>11.3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24" calcext:value-type="float">
            <text:p>11.4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72" calcext:value-type="float">
            <text:p>11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496" calcext:value-type="float">
            <text:p>11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44" calcext:value-type="float">
            <text:p>11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68" calcext:value-type="float">
            <text:p>11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92" calcext:value-type="float">
            <text:p>11.5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616" calcext:value-type="float">
            <text:p>11.6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6640005" calcext:value-type="float">
            <text:p>11.6640005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688" calcext:value-type="float">
            <text:p>11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712" calcext:value-type="float">
            <text:p>11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736" calcext:value-type="float">
            <text:p>11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84" calcext:value-type="float">
            <text:p>11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08001" calcext:value-type="float">
            <text:p>11.808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32" calcext:value-type="float">
            <text:p>11.8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56" calcext:value-type="float">
            <text:p>11.8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04" calcext:value-type="float">
            <text:p>11.9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28" calcext:value-type="float">
            <text:p>11.9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52" calcext:value-type="float">
            <text:p>11.9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76" calcext:value-type="float">
            <text:p>11.9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24" calcext:value-type="float">
            <text:p>12.0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48" calcext:value-type="float">
            <text:p>12.0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720005" calcext:value-type="float">
            <text:p>12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96" calcext:value-type="float">
            <text:p>12.0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44" calcext:value-type="float">
            <text:p>12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168" calcext:value-type="float">
            <text:p>12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192" calcext:value-type="float">
            <text:p>12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16001" calcext:value-type="float">
            <text:p>12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64" calcext:value-type="float">
            <text:p>12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88" calcext:value-type="float">
            <text:p>12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12" calcext:value-type="float">
            <text:p>12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36" calcext:value-type="float">
            <text:p>12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84" calcext:value-type="float">
            <text:p>12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08" calcext:value-type="float">
            <text:p>12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32" calcext:value-type="float">
            <text:p>12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56" calcext:value-type="float">
            <text:p>12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800005" calcext:value-type="float">
            <text:p>12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04" calcext:value-type="float">
            <text:p>12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28" calcext:value-type="float">
            <text:p>12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52" calcext:value-type="float">
            <text:p>12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76" calcext:value-type="float">
            <text:p>12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24001" calcext:value-type="float">
            <text:p>12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48" calcext:value-type="float">
            <text:p>12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72" calcext:value-type="float">
            <text:p>12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96" calcext:value-type="float">
            <text:p>12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744" calcext:value-type="float">
            <text:p>12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68" calcext:value-type="float">
            <text:p>12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92" calcext:value-type="float">
            <text:p>12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16" calcext:value-type="float">
            <text:p>12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880005" calcext:value-type="float">
            <text:p>12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12" calcext:value-type="float">
            <text:p>12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36" calcext:value-type="float">
            <text:p>12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28" calcext:value-type="float">
            <text:p>13.1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152" calcext:value-type="float">
            <text:p>13.1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176" calcext:value-type="float">
            <text:p>13.1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224" calcext:value-type="float">
            <text:p>13.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960005" calcext:value-type="float">
            <text:p>13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44" calcext:value-type="float">
            <text:p>13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68" calcext:value-type="float">
            <text:p>13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92" calcext:value-type="float">
            <text:p>13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16" calcext:value-type="float">
            <text:p>13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40001" calcext:value-type="float">
            <text:p>13.44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464" calcext:value-type="float">
            <text:p>13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88" calcext:value-type="float">
            <text:p>13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12" calcext:value-type="float">
            <text:p>13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56" calcext:value-type="float">
            <text:p>13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04" calcext:value-type="float">
            <text:p>13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28" calcext:value-type="float">
            <text:p>13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52" calcext:value-type="float">
            <text:p>13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24" calcext:value-type="float">
            <text:p>13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48001" calcext:value-type="float">
            <text:p>13.8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72" calcext:value-type="float">
            <text:p>13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96" calcext:value-type="float">
            <text:p>13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44" calcext:value-type="float">
            <text:p>13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68" calcext:value-type="float">
            <text:p>13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92001" calcext:value-type="float">
            <text:p>13.9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016" calcext:value-type="float">
            <text:p>14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88" calcext:value-type="float">
            <text:p>14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12" calcext:value-type="float">
            <text:p>14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36" calcext:value-type="float">
            <text:p>14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84" calcext:value-type="float">
            <text:p>14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08" calcext:value-type="float">
            <text:p>14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32" calcext:value-type="float">
            <text:p>14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560005" calcext:value-type="float">
            <text:p>14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04" calcext:value-type="float">
            <text:p>14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28" calcext:value-type="float">
            <text:p>14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52" calcext:value-type="float">
            <text:p>14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76" calcext:value-type="float">
            <text:p>14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00001" calcext:value-type="float">
            <text:p>14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24" calcext:value-type="float">
            <text:p>14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48" calcext:value-type="float">
            <text:p>14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72" calcext:value-type="float">
            <text:p>14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92" calcext:value-type="float">
            <text:p>14.5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16" calcext:value-type="float">
            <text:p>14.6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640005" calcext:value-type="float">
            <text:p>14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88" calcext:value-type="float">
            <text:p>14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12" calcext:value-type="float">
            <text:p>14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36" calcext:value-type="float">
            <text:p>14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84" calcext:value-type="float">
            <text:p>14.7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08001" calcext:value-type="float">
            <text:p>14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32" calcext:value-type="float">
            <text:p>14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56" calcext:value-type="float">
            <text:p>14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04" calcext:value-type="float">
            <text:p>14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28" calcext:value-type="float">
            <text:p>14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52" calcext:value-type="float">
            <text:p>14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76" calcext:value-type="float">
            <text:p>14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024" calcext:value-type="float">
            <text:p>15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048" calcext:value-type="float">
            <text:p>15.0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0720005" calcext:value-type="float">
            <text:p>15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096" calcext:value-type="float">
            <text:p>15.0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44" calcext:value-type="float">
            <text:p>15.1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68" calcext:value-type="float">
            <text:p>15.1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92" calcext:value-type="float">
            <text:p>15.1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16001" calcext:value-type="float">
            <text:p>15.2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264" calcext:value-type="float">
            <text:p>15.2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12" calcext:value-type="float">
            <text:p>15.3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36" calcext:value-type="float">
            <text:p>15.3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60001" calcext:value-type="float">
            <text:p>15.3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84" calcext:value-type="float">
            <text:p>15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08" calcext:value-type="float">
            <text:p>15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32" calcext:value-type="float">
            <text:p>15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56" calcext:value-type="float">
            <text:p>15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800005" calcext:value-type="float">
            <text:p>15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04" calcext:value-type="float">
            <text:p>15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28" calcext:value-type="float">
            <text:p>15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52" calcext:value-type="float">
            <text:p>15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76" calcext:value-type="float">
            <text:p>15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96" calcext:value-type="float">
            <text:p>15.6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744" calcext:value-type="float">
            <text:p>15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768001" calcext:value-type="float">
            <text:p>15.76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792" calcext:value-type="float">
            <text:p>15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16" calcext:value-type="float">
            <text:p>15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64" calcext:value-type="float">
            <text:p>15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880005" calcext:value-type="float">
            <text:p>15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12" calcext:value-type="float">
            <text:p>15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36" calcext:value-type="float">
            <text:p>15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84" calcext:value-type="float">
            <text:p>15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08" calcext:value-type="float">
            <text:p>16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32" calcext:value-type="float">
            <text:p>16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56" calcext:value-type="float">
            <text:p>16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04" calcext:value-type="float">
            <text:p>16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28" calcext:value-type="float">
            <text:p>16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52" calcext:value-type="float">
            <text:p>16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76" calcext:value-type="float">
            <text:p>16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24" calcext:value-type="float">
            <text:p>16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48" calcext:value-type="float">
            <text:p>16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72" calcext:value-type="float">
            <text:p>16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96" calcext:value-type="float">
            <text:p>16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2" calcext:value-type="float">
            <text:p>16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44" calcext:value-type="float">
            <text:p>16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68" calcext:value-type="float">
            <text:p>16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92" calcext:value-type="float">
            <text:p>16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16" calcext:value-type="float">
            <text:p>16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4" calcext:value-type="float">
            <text:p>16.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64" calcext:value-type="float">
            <text:p>16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88" calcext:value-type="float">
            <text:p>16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12001" calcext:value-type="float">
            <text:p>16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36" calcext:value-type="float">
            <text:p>16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6" calcext:value-type="float">
            <text:p>16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84" calcext:value-type="float">
            <text:p>16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08" calcext:value-type="float">
            <text:p>16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32" calcext:value-type="float">
            <text:p>16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56" calcext:value-type="float">
            <text:p>16.6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04" calcext:value-type="float">
            <text:p>16.7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28" calcext:value-type="float">
            <text:p>16.7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52" calcext:value-type="float">
            <text:p>16.7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76001" calcext:value-type="float">
            <text:p>16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24" calcext:value-type="float">
            <text:p>16.8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48" calcext:value-type="float">
            <text:p>16.8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72" calcext:value-type="float">
            <text:p>16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96" calcext:value-type="float">
            <text:p>16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2" calcext:value-type="float">
            <text:p>16.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44" calcext:value-type="float">
            <text:p>16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68" calcext:value-type="float">
            <text:p>16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92" calcext:value-type="float">
            <text:p>16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016" calcext:value-type="float">
            <text:p>17.0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04" calcext:value-type="float">
            <text:p>17.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064001" calcext:value-type="float">
            <text:p>17.064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088" calcext:value-type="float">
            <text:p>17.0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12" calcext:value-type="float">
            <text:p>17.1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36" calcext:value-type="float">
            <text:p>17.1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6" calcext:value-type="float">
            <text:p>17.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84" calcext:value-type="float">
            <text:p>17.18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08" calcext:value-type="float">
            <text:p>17.2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32" calcext:value-type="float">
            <text:p>17.2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56" calcext:value-type="float">
            <text:p>17.2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8" calcext:value-type="float">
            <text:p>17.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04" calcext:value-type="float">
            <text:p>17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28001" calcext:value-type="float">
            <text:p>17.328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52" calcext:value-type="float">
            <text:p>17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24" calcext:value-type="float">
            <text:p>17.4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48" calcext:value-type="float">
            <text:p>17.4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72" calcext:value-type="float">
            <text:p>17.47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96" calcext:value-type="float">
            <text:p>17.49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44" calcext:value-type="float">
            <text:p>17.54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68" calcext:value-type="float">
            <text:p>17.56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92001" calcext:value-type="float">
            <text:p>17.592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16" calcext:value-type="float">
            <text:p>17.6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4" calcext:value-type="float">
            <text:p>17.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64" calcext:value-type="float">
            <text:p>17.6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88" calcext:value-type="float">
            <text:p>17.6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12" calcext:value-type="float">
            <text:p>17.7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36" calcext:value-type="float">
            <text:p>17.7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6" calcext:value-type="float">
            <text:p>17.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84" calcext:value-type="float">
            <text:p>17.78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08" calcext:value-type="float">
            <text:p>17.8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32" calcext:value-type="float">
            <text:p>17.8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56" calcext:value-type="float">
            <text:p>17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80001" calcext:value-type="float">
            <text:p>17.880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904" calcext:value-type="float">
            <text:p>17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928" calcext:value-type="float">
            <text:p>17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952" calcext:value-type="float">
            <text:p>17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76" calcext:value-type="float">
            <text:p>17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24" calcext:value-type="float">
            <text:p>18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48" calcext:value-type="float">
            <text:p>18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72" calcext:value-type="float">
            <text:p>18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96" calcext:value-type="float">
            <text:p>18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2" calcext:value-type="float">
            <text:p>18.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44001" calcext:value-type="float">
            <text:p>18.144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68" calcext:value-type="float">
            <text:p>18.16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92" calcext:value-type="float">
            <text:p>18.1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16" calcext:value-type="float">
            <text:p>18.2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4" calcext:value-type="float">
            <text:p>18.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64" calcext:value-type="float">
            <text:p>18.2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88" calcext:value-type="float">
            <text:p>18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312" calcext:value-type="float">
            <text:p>18.3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336" calcext:value-type="float">
            <text:p>18.3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36" calcext:value-type="float">
            <text:p>18.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384" calcext:value-type="float">
            <text:p>18.3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408" calcext:value-type="float">
            <text:p>18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432" calcext:value-type="float">
            <text:p>18.4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456" calcext:value-type="float">
            <text:p>18.4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48" calcext:value-type="float">
            <text:p>18.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504" calcext:value-type="float">
            <text:p>18.5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528" calcext:value-type="float">
            <text:p>18.5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552" calcext:value-type="float">
            <text:p>18.55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576" calcext:value-type="float">
            <text:p>18.57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24" calcext:value-type="float">
            <text:p>18.62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48" calcext:value-type="float">
            <text:p>18.64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72" calcext:value-type="float">
            <text:p>18.67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96001" calcext:value-type="float">
            <text:p>18.696001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44" calcext:value-type="float">
            <text:p>18.74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68" calcext:value-type="float">
            <text:p>18.76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92" calcext:value-type="float">
            <text:p>18.79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16" calcext:value-type="float">
            <text:p>18.81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4" calcext:value-type="float">
            <text:p>18.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64" calcext:value-type="float">
            <text:p>18.86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88" calcext:value-type="float">
            <text:p>18.8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12" calcext:value-type="float">
            <text:p>18.91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36" calcext:value-type="float">
            <text:p>18.9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60001" calcext:value-type="float">
            <text:p>18.960001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84" calcext:value-type="float">
            <text:p>18.9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008" calcext:value-type="float">
            <text:p>19.00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032" calcext:value-type="float">
            <text:p>19.0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056" calcext:value-type="float">
            <text:p>19.0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04" calcext:value-type="float">
            <text:p>19.1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28" calcext:value-type="float">
            <text:p>19.1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52" calcext:value-type="float">
            <text:p>19.1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76" calcext:value-type="float">
            <text:p>19.1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24" calcext:value-type="float">
            <text:p>19.2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48001" calcext:value-type="float">
            <text:p>19.248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72" calcext:value-type="float">
            <text:p>19.2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92" calcext:value-type="float">
            <text:p>19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16" calcext:value-type="float">
            <text:p>19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4" calcext:value-type="float">
            <text:p>19.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64" calcext:value-type="float">
            <text:p>19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88" calcext:value-type="float">
            <text:p>19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12001" calcext:value-type="float">
            <text:p>19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36" calcext:value-type="float">
            <text:p>19.5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56" calcext:value-type="float">
            <text:p>19.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584" calcext:value-type="float">
            <text:p>19.5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32" calcext:value-type="float">
            <text:p>19.6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56" calcext:value-type="float">
            <text:p>19.6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728" calcext:value-type="float">
            <text:p>19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52" calcext:value-type="float">
            <text:p>19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776001" calcext:value-type="float">
            <text:p>19.77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48" calcext:value-type="float">
            <text:p>19.8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72" calcext:value-type="float">
            <text:p>19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96" calcext:value-type="float">
            <text:p>19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2" calcext:value-type="float">
            <text:p>19.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4" calcext:value-type="float">
            <text:p>20.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64001" calcext:value-type="float">
            <text:p>20.06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36" calcext:value-type="float">
            <text:p>20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6" calcext:value-type="float">
            <text:p>20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08" calcext:value-type="float">
            <text:p>20.2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24" calcext:value-type="float">
            <text:p>20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48" calcext:value-type="float">
            <text:p>20.4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472" calcext:value-type="float">
            <text:p>20.4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496" calcext:value-type="float">
            <text:p>20.4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68" calcext:value-type="float">
            <text:p>20.5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92001" calcext:value-type="float">
            <text:p>20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16001" calcext:value-type="float">
            <text:p>20.61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4" calcext:value-type="float">
            <text:p>20.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64" calcext:value-type="float">
            <text:p>20.6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12" calcext:value-type="float">
            <text:p>20.7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84" calcext:value-type="float">
            <text:p>20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08" calcext:value-type="float">
            <text:p>20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832" calcext:value-type="float">
            <text:p>20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856" calcext:value-type="float">
            <text:p>20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880001" calcext:value-type="float">
            <text:p>20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904" calcext:value-type="float">
            <text:p>20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928" calcext:value-type="float">
            <text:p>20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952" calcext:value-type="float">
            <text:p>20.9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168" calcext:value-type="float">
            <text:p>21.1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192" calcext:value-type="float">
            <text:p>21.1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216" calcext:value-type="float">
            <text:p>21.2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24" calcext:value-type="float">
            <text:p>21.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264" calcext:value-type="float">
            <text:p>21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288" calcext:value-type="float">
            <text:p>21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12" calcext:value-type="float">
            <text:p>21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36" calcext:value-type="float">
            <text:p>21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84" calcext:value-type="float">
            <text:p>21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408" calcext:value-type="float">
            <text:p>21.4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48" calcext:value-type="float">
            <text:p>21.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04" calcext:value-type="float">
            <text:p>21.5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28" calcext:value-type="float">
            <text:p>21.5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76" calcext:value-type="float">
            <text:p>21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24" calcext:value-type="float">
            <text:p>21.6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68" calcext:value-type="float">
            <text:p>21.7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92" calcext:value-type="float">
            <text:p>21.79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16" calcext:value-type="float">
            <text:p>21.8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4" calcext:value-type="float">
            <text:p>21.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64" calcext:value-type="float">
            <text:p>21.8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88" calcext:value-type="float">
            <text:p>21.8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12" calcext:value-type="float">
            <text:p>21.9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36" calcext:value-type="float">
            <text:p>21.9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60001" calcext:value-type="float">
            <text:p>21.960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84" calcext:value-type="float">
            <text:p>21.9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08" calcext:value-type="float">
            <text:p>22.0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32" calcext:value-type="float">
            <text:p>22.0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56" calcext:value-type="float">
            <text:p>22.0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104" calcext:value-type="float">
            <text:p>22.1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128" calcext:value-type="float">
            <text:p>22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52" calcext:value-type="float">
            <text:p>22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76" calcext:value-type="float">
            <text:p>22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00001" calcext:value-type="float">
            <text:p>22.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96" calcext:value-type="float">
            <text:p>22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6" table:default-cell-style-name="ce1"/>
        <table:table-column table:style-name="co7" table:default-cell-style-name="ce1"/>
        <table:table-column table:style-name="co2" table:number-columns-repeated="16382" table:default-cell-style-name="ce1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ower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34004004004004" calcext:value-type="float">
            <text:p>0.034004004004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58008008008008" calcext:value-type="float">
            <text:p>0.0580080080080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82012012012012" calcext:value-type="float">
            <text:p>0.0820120120120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06016016016016" calcext:value-type="float">
            <text:p>0.106016016016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3002002002002" calcext:value-type="float">
            <text:p>0.130020020020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54024024024024" calcext:value-type="float">
            <text:p>0.1540240240240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78028028028028" calcext:value-type="float">
            <text:p>0.1780280280280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02032032032032" calcext:value-type="float">
            <text:p>0.2020320320320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26036036036036" calcext:value-type="float">
            <text:p>0.2260360360360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5004004004004" calcext:value-type="float">
            <text:p>0.25004004004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74044044044044" calcext:value-type="float">
            <text:p>0.2740440440440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98048048048048" calcext:value-type="float">
            <text:p>0.2980480480480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22052052052052" calcext:value-type="float">
            <text:p>0.3220520520520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46056056056056" calcext:value-type="float">
            <text:p>0.3460560560560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7006006006006" calcext:value-type="float">
            <text:p>0.37006006006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94064064064064" calcext:value-type="float">
            <text:p>0.3940640640640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18068068068068" calcext:value-type="float">
            <text:p>0.4180680680680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42072072072072" calcext:value-type="float">
            <text:p>0.4420720720720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66076076076076" calcext:value-type="float">
            <text:p>0.4660760760760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9008008008008" calcext:value-type="float">
            <text:p>0.490080080080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14084084084084" calcext:value-type="float">
            <text:p>0.5140840840840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38088088088088" calcext:value-type="float">
            <text:p>0.5380880880880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62092092092092" calcext:value-type="float">
            <text:p>0.5620920920920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86096096096096" calcext:value-type="float">
            <text:p>0.5860960960960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101001001001" calcext:value-type="float">
            <text:p>0.61010010010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34104104104104" calcext:value-type="float">
            <text:p>0.6341041041041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58108108108108" calcext:value-type="float">
            <text:p>0.6581081081081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82112112112112" calcext:value-type="float">
            <text:p>0.682112112112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06116116116116" calcext:value-type="float">
            <text:p>0.7061161161161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3012012012012" calcext:value-type="float">
            <text:p>0.730120120120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54124124124124" calcext:value-type="float">
            <text:p>0.754124124124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78128128128128" calcext:value-type="float">
            <text:p>0.7781281281281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02132132132132" calcext:value-type="float">
            <text:p>0.8021321321321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26136136136136" calcext:value-type="float">
            <text:p>0.8261361361361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5014014014014" calcext:value-type="float">
            <text:p>0.850140140140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74144144144144" calcext:value-type="float">
            <text:p>0.8741441441441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98148148148148" calcext:value-type="float">
            <text:p>0.8981481481481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22152152152152" calcext:value-type="float">
            <text:p>0.9221521521521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46156156156156" calcext:value-type="float">
            <text:p>0.9461561561561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7016016016016" calcext:value-type="float">
            <text:p>0.97016016016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94164164164164" calcext:value-type="float">
            <text:p>0.9941641641641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1816816816817" calcext:value-type="float">
            <text:p>1.018168168168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4217217217217" calcext:value-type="float">
            <text:p>1.042172172172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6617617617618" calcext:value-type="float">
            <text:p>1.066176176176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9018018018018" calcext:value-type="float">
            <text:p>1.090180180180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1418418418418" calcext:value-type="float">
            <text:p>1.114184184184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3818818818819" calcext:value-type="float">
            <text:p>1.138188188188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6219219219219" calcext:value-type="float">
            <text:p>1.162192192192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861961961962" calcext:value-type="float">
            <text:p>1.18619619619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102002002002" calcext:value-type="float">
            <text:p>1.21020020020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342042042042" calcext:value-type="float">
            <text:p>1.23420420420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5820820820821" calcext:value-type="float">
            <text:p>1.258208208208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8221221221221" calcext:value-type="float">
            <text:p>1.282212212212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0621621621622" calcext:value-type="float">
            <text:p>1.30621621621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3022022022022" calcext:value-type="float">
            <text:p>1.330220220220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5422422422422" calcext:value-type="float">
            <text:p>1.354224224224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7822822822823" calcext:value-type="float">
            <text:p>1.378228228228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0223223223223" calcext:value-type="float">
            <text:p>1.402232232232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2623623623624" calcext:value-type="float">
            <text:p>1.426236236236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5024024024024" calcext:value-type="float">
            <text:p>1.450240240240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7424424424424" calcext:value-type="float">
            <text:p>1.474244244244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9824824824825" calcext:value-type="float">
            <text:p>1.498248248248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2225225225225" calcext:value-type="float">
            <text:p>1.522252252252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4625625625626" calcext:value-type="float">
            <text:p>1.546256256256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7026026026026" calcext:value-type="float">
            <text:p>1.570260260260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9426426426426" calcext:value-type="float">
            <text:p>1.594264264264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1826826826827" calcext:value-type="float">
            <text:p>1.618268268268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4227227227227" calcext:value-type="float">
            <text:p>1.642272272272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6627627627628" calcext:value-type="float">
            <text:p>1.666276276276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9028028028028" calcext:value-type="float">
            <text:p>1.690280280280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1428428428428" calcext:value-type="float">
            <text:p>1.714284284284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3828828828829" calcext:value-type="float">
            <text:p>1.738288288288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6229229229229" calcext:value-type="float">
            <text:p>1.762292292292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862962962963" calcext:value-type="float">
            <text:p>1.78629629629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103003003003" calcext:value-type="float">
            <text:p>1.81030030030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343043043043" calcext:value-type="float">
            <text:p>1.83430430430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5830830830831" calcext:value-type="float">
            <text:p>1.858308308308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8231231231231" calcext:value-type="float">
            <text:p>1.882312312312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0631631631632" calcext:value-type="float">
            <text:p>1.906316316316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3032032032032" calcext:value-type="float">
            <text:p>1.930320320320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5432432432432" calcext:value-type="float">
            <text:p>1.954324324324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7832832832833" calcext:value-type="float">
            <text:p>1.978328328328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0233233233233" calcext:value-type="float">
            <text:p>2.002332332332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2633633633634" calcext:value-type="float">
            <text:p>2.026336336336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5034034034034" calcext:value-type="float">
            <text:p>2.050340340340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7434434434434" calcext:value-type="float">
            <text:p>2.074344344344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9834834834835" calcext:value-type="float">
            <text:p>2.098348348348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2235235235235" calcext:value-type="float">
            <text:p>2.122352352352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4635635635636" calcext:value-type="float">
            <text:p>2.146356356356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7036036036036" calcext:value-type="float">
            <text:p>2.170360360360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9436436436436" calcext:value-type="float">
            <text:p>2.194364364364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1836836836837" calcext:value-type="float">
            <text:p>2.218368368368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4237237237237" calcext:value-type="float">
            <text:p>2.242372372372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6637637637638" calcext:value-type="float">
            <text:p>2.266376376376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9038038038038" calcext:value-type="float">
            <text:p>2.2903803803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1438438438438" calcext:value-type="float">
            <text:p>2.314384384384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3838838838839" calcext:value-type="float">
            <text:p>2.338388388388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6239239239239" calcext:value-type="float">
            <text:p>2.362392392392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863963963964" calcext:value-type="float">
            <text:p>2.38639639639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104004004004" calcext:value-type="float">
            <text:p>2.4104004004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344044044044" calcext:value-type="float">
            <text:p>2.43440440440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5840840840841" calcext:value-type="float">
            <text:p>2.458408408408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8241241241241" calcext:value-type="float">
            <text:p>2.482412412412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0641641641642" calcext:value-type="float">
            <text:p>2.506416416416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3042042042042" calcext:value-type="float">
            <text:p>2.530420420420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5442442442442" calcext:value-type="float">
            <text:p>2.554424424424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7842842842843" calcext:value-type="float">
            <text:p>2.578428428428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0243243243243" calcext:value-type="float">
            <text:p>2.602432432432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2643643643644" calcext:value-type="float">
            <text:p>2.626436436436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5044044044044" calcext:value-type="float">
            <text:p>2.650440440440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7444444444444" calcext:value-type="float">
            <text:p>2.674444444444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9844844844845" calcext:value-type="float">
            <text:p>2.698448448448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2245245245245" calcext:value-type="float">
            <text:p>2.7224524524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4645645645646" calcext:value-type="float">
            <text:p>2.74645645645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7046046046046" calcext:value-type="float">
            <text:p>2.77046046046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9446446446446" calcext:value-type="float">
            <text:p>2.794464464464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1846846846847" calcext:value-type="float">
            <text:p>2.818468468468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4247247247247" calcext:value-type="float">
            <text:p>2.842472472472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6647647647648" calcext:value-type="float">
            <text:p>2.866476476476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9048048048048" calcext:value-type="float">
            <text:p>2.890480480480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1448448448448" calcext:value-type="float">
            <text:p>2.914484484484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3848848848849" calcext:value-type="float">
            <text:p>2.938488488488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6249249249249" calcext:value-type="float">
            <text:p>2.962492492492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864964964965" calcext:value-type="float">
            <text:p>2.98649649649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105005005005" calcext:value-type="float">
            <text:p>3.01050050050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345045045045" calcext:value-type="float">
            <text:p>3.03450450450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5850850850851" calcext:value-type="float">
            <text:p>3.058508508508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8251251251251" calcext:value-type="float">
            <text:p>3.082512512512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0651651651652" calcext:value-type="float">
            <text:p>3.106516516516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3052052052052" calcext:value-type="float">
            <text:p>3.130520520520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5452452452452" calcext:value-type="float">
            <text:p>3.154524524524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7852852852853" calcext:value-type="float">
            <text:p>3.178528528528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0253253253253" calcext:value-type="float">
            <text:p>3.202532532532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2653653653654" calcext:value-type="float">
            <text:p>3.226536536536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5054054054054" calcext:value-type="float">
            <text:p>3.25054054054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7454454454454" calcext:value-type="float">
            <text:p>3.274544544544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9854854854855" calcext:value-type="float">
            <text:p>3.298548548548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2255255255255" calcext:value-type="float">
            <text:p>3.322552552552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4655655655656" calcext:value-type="float">
            <text:p>3.34655655655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7056056056056" calcext:value-type="float">
            <text:p>3.370560560560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9456456456456" calcext:value-type="float">
            <text:p>3.39456456456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1856856856857" calcext:value-type="float">
            <text:p>3.418568568568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4257257257257" calcext:value-type="float">
            <text:p>3.44257257257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6657657657658" calcext:value-type="float">
            <text:p>3.466576576576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9058058058058" calcext:value-type="float">
            <text:p>3.490580580580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1458458458458" calcext:value-type="float">
            <text:p>3.514584584584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3858858858859" calcext:value-type="float">
            <text:p>3.538588588588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6259259259259" calcext:value-type="float">
            <text:p>3.562592592592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865965965966" calcext:value-type="float">
            <text:p>3.58659659659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106006006006" calcext:value-type="float">
            <text:p>3.6106006006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346046046046" calcext:value-type="float">
            <text:p>3.6346046046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5860860860861" calcext:value-type="float">
            <text:p>3.658608608608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8261261261261" calcext:value-type="float">
            <text:p>3.682612612612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0661661661662" calcext:value-type="float">
            <text:p>3.706616616616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3062062062062" calcext:value-type="float">
            <text:p>3.730620620620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5462462462462" calcext:value-type="float">
            <text:p>3.754624624624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7862862862863" calcext:value-type="float">
            <text:p>3.778628628628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0263263263263" calcext:value-type="float">
            <text:p>3.802632632632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2663663663664" calcext:value-type="float">
            <text:p>3.826636636636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5064064064064" calcext:value-type="float">
            <text:p>3.850640640640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7464464464464" calcext:value-type="float">
            <text:p>3.874644644644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9864864864865" calcext:value-type="float">
            <text:p>3.898648648648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2265265265265" calcext:value-type="float">
            <text:p>3.92265265265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4665665665666" calcext:value-type="float">
            <text:p>3.946656656656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7066066066066" calcext:value-type="float">
            <text:p>3.970660660660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9466466466466" calcext:value-type="float">
            <text:p>3.994664664664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1866866866867" calcext:value-type="float">
            <text:p>4.018668668668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4267267267267" calcext:value-type="float">
            <text:p>4.042672672672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6667667667668" calcext:value-type="float">
            <text:p>4.066676676676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9068068068068" calcext:value-type="float">
            <text:p>4.090680680680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1468468468468" calcext:value-type="float">
            <text:p>4.114684684684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3868868868869" calcext:value-type="float">
            <text:p>4.138688688688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6269269269269" calcext:value-type="float">
            <text:p>4.162692692692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866966966967" calcext:value-type="float">
            <text:p>4.1866966966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107007007007" calcext:value-type="float">
            <text:p>4.21070070070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347047047047" calcext:value-type="float">
            <text:p>4.23470470470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5870870870871" calcext:value-type="float">
            <text:p>4.258708708708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8271271271271" calcext:value-type="float">
            <text:p>4.282712712712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0671671671672" calcext:value-type="float">
            <text:p>4.306716716716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3072072072072" calcext:value-type="float">
            <text:p>4.330720720720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5472472472472" calcext:value-type="float">
            <text:p>4.354724724724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7872872872873" calcext:value-type="float">
            <text:p>4.378728728728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0273273273273" calcext:value-type="float">
            <text:p>4.402732732732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2673673673674" calcext:value-type="float">
            <text:p>4.426736736736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5074074074074" calcext:value-type="float">
            <text:p>4.450740740740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7474474474474" calcext:value-type="float">
            <text:p>4.474744744744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9874874874875" calcext:value-type="float">
            <text:p>4.498748748748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2275275275275" calcext:value-type="float">
            <text:p>4.522752752752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4675675675676" calcext:value-type="float">
            <text:p>4.546756756756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7076076076076" calcext:value-type="float">
            <text:p>4.570760760760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9476476476476" calcext:value-type="float">
            <text:p>4.594764764764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1876876876877" calcext:value-type="float">
            <text:p>4.618768768768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4277277277277" calcext:value-type="float">
            <text:p>4.642772772772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6677677677678" calcext:value-type="float">
            <text:p>4.666776776776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9078078078078" calcext:value-type="float">
            <text:p>4.690780780780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1478478478478" calcext:value-type="float">
            <text:p>4.714784784784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3878878878879" calcext:value-type="float">
            <text:p>4.738788788788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6279279279279" calcext:value-type="float">
            <text:p>4.76279279279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867967967968" calcext:value-type="float">
            <text:p>4.78679679679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108008008008" calcext:value-type="float">
            <text:p>4.81080080080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348048048048" calcext:value-type="float">
            <text:p>4.83480480480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5880880880881" calcext:value-type="float">
            <text:p>4.858808808808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8281281281281" calcext:value-type="float">
            <text:p>4.882812812812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0681681681682" calcext:value-type="float">
            <text:p>4.906816816816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3082082082082" calcext:value-type="float">
            <text:p>4.930820820820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5482482482482" calcext:value-type="float">
            <text:p>4.954824824824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7882882882883" calcext:value-type="float">
            <text:p>4.978828828828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0283283283283" calcext:value-type="float">
            <text:p>5.0028328328328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2683683683684" calcext:value-type="float">
            <text:p>5.0268368368368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5084084084084" calcext:value-type="float">
            <text:p>5.0508408408408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7484484484484" calcext:value-type="float">
            <text:p>5.0748448448448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9884884884885" calcext:value-type="float">
            <text:p>5.0988488488488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2285285285285" calcext:value-type="float">
            <text:p>5.1228528528528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4685685685686" calcext:value-type="float">
            <text:p>5.1468568568568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7086086086086" calcext:value-type="float">
            <text:p>5.1708608608608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9486486486486" calcext:value-type="float">
            <text:p>5.1948648648648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1886886886887" calcext:value-type="float">
            <text:p>5.2188688688688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4287287287287" calcext:value-type="float">
            <text:p>5.2428728728728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6687687687688" calcext:value-type="float">
            <text:p>5.266876876876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9088088088088" calcext:value-type="float">
            <text:p>5.290880880880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1488488488488" calcext:value-type="float">
            <text:p>5.314884884884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3888888888889" calcext:value-type="float">
            <text:p>5.3388888888888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6289289289289" calcext:value-type="float">
            <text:p>5.3628928928928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868968968969" calcext:value-type="float">
            <text:p>5.386896896896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109009009009" calcext:value-type="float">
            <text:p>5.410900900900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349049049049" calcext:value-type="float">
            <text:p>5.4349049049049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5890890890891" calcext:value-type="float">
            <text:p>5.45890890890891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8291291291291" calcext:value-type="float">
            <text:p>5.48291291291291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0691691691692" calcext:value-type="float">
            <text:p>5.50691691691692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3092092092092" calcext:value-type="float">
            <text:p>5.53092092092092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5492492492492" calcext:value-type="float">
            <text:p>5.55492492492492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7892892892893" calcext:value-type="float">
            <text:p>5.57892892892893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0293293293293" calcext:value-type="float">
            <text:p>5.60293293293293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2693693693694" calcext:value-type="float">
            <text:p>5.62693693693694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5094094094094" calcext:value-type="float">
            <text:p>5.6509409409409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7494494494494" calcext:value-type="float">
            <text:p>5.6749449449449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9894894894895" calcext:value-type="float">
            <text:p>5.6989489489489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2295295295295" calcext:value-type="float">
            <text:p>5.7229529529529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4695695695696" calcext:value-type="float">
            <text:p>5.7469569569569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7096096096096" calcext:value-type="float">
            <text:p>5.7709609609609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9496496496496" calcext:value-type="float">
            <text:p>5.7949649649649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1896896896897" calcext:value-type="float">
            <text:p>5.81896896896897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4297297297297" calcext:value-type="float">
            <text:p>5.84297297297297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6697697697698" calcext:value-type="float">
            <text:p>5.86697697697698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9098098098098" calcext:value-type="float">
            <text:p>5.89098098098098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1498498498498" calcext:value-type="float">
            <text:p>5.91498498498498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3898898898899" calcext:value-type="float">
            <text:p>5.93898898898899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6299299299299" calcext:value-type="float">
            <text:p>5.96299299299299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86996996997" calcext:value-type="float">
            <text:p>5.986996996997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11001001001" calcext:value-type="float">
            <text:p>6.01100100100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35005005005" calcext:value-type="float">
            <text:p>6.0350050050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5900900900901" calcext:value-type="float">
            <text:p>6.0590090090090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8301301301301" calcext:value-type="float">
            <text:p>6.0830130130130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0701701701702" calcext:value-type="float">
            <text:p>6.1070170170170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3102102102102" calcext:value-type="float">
            <text:p>6.1310210210210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5502502502502" calcext:value-type="float">
            <text:p>6.1550250250250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7902902902903" calcext:value-type="float">
            <text:p>6.179029029029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0303303303303" calcext:value-type="float">
            <text:p>6.203033033033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2703703703704" calcext:value-type="float">
            <text:p>6.227037037037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5104104104104" calcext:value-type="float">
            <text:p>6.251041041041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7504504504504" calcext:value-type="float">
            <text:p>6.275045045045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9904904904905" calcext:value-type="float">
            <text:p>6.299049049049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2305305305305" calcext:value-type="float">
            <text:p>6.323053053053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4705705705706" calcext:value-type="float">
            <text:p>6.347057057057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7106106106106" calcext:value-type="float">
            <text:p>6.371061061061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9506506506506" calcext:value-type="float">
            <text:p>6.39506506506506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1906906906907" calcext:value-type="float">
            <text:p>6.4190690690690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4307307307307" calcext:value-type="float">
            <text:p>6.4430730730730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6707707707708" calcext:value-type="float">
            <text:p>6.4670770770770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9108108108108" calcext:value-type="float">
            <text:p>6.4910810810810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1508508508508" calcext:value-type="float">
            <text:p>6.5150850850850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3908908908909" calcext:value-type="float">
            <text:p>6.5390890890890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6309309309309" calcext:value-type="float">
            <text:p>6.5630930930930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870970970971" calcext:value-type="float">
            <text:p>6.587097097097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111011011011" calcext:value-type="float">
            <text:p>6.61110110110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351051051051" calcext:value-type="float">
            <text:p>6.63510510510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5910910910911" calcext:value-type="float">
            <text:p>6.659109109109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8311311311311" calcext:value-type="float">
            <text:p>6.683113113113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0711711711712" calcext:value-type="float">
            <text:p>6.707117117117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3112112112112" calcext:value-type="float">
            <text:p>6.731121121121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5512512512512" calcext:value-type="float">
            <text:p>6.755125125125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7912912912913" calcext:value-type="float">
            <text:p>6.7791291291291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0313313313313" calcext:value-type="float">
            <text:p>6.8031331331331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2713713713714" calcext:value-type="float">
            <text:p>6.827137137137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5114114114114" calcext:value-type="float">
            <text:p>6.851141141141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7514514514514" calcext:value-type="float">
            <text:p>6.875145145145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9914914914915" calcext:value-type="float">
            <text:p>6.899149149149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2315315315315" calcext:value-type="float">
            <text:p>6.923153153153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4715715715716" calcext:value-type="float">
            <text:p>6.947157157157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7116116116116" calcext:value-type="float">
            <text:p>6.971161161161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9516516516516" calcext:value-type="float">
            <text:p>6.995165165165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1916916916917" calcext:value-type="float">
            <text:p>7.0191691691691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4317317317317" calcext:value-type="float">
            <text:p>7.0431731731731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6717717717718" calcext:value-type="float">
            <text:p>7.0671771771771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9118118118118" calcext:value-type="float">
            <text:p>7.0911811811811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1518518518518" calcext:value-type="float">
            <text:p>7.1151851851851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3918918918919" calcext:value-type="float">
            <text:p>7.13918918918919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6319319319319" calcext:value-type="float">
            <text:p>7.16319319319319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871971971972" calcext:value-type="float">
            <text:p>7.187197197197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112012012012" calcext:value-type="float">
            <text:p>7.211201201201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352052052052" calcext:value-type="float">
            <text:p>7.235205205205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5920920920921" calcext:value-type="float">
            <text:p>7.259209209209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8321321321321" calcext:value-type="float">
            <text:p>7.283213213213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0721721721722" calcext:value-type="float">
            <text:p>7.307217217217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3122122122122" calcext:value-type="float">
            <text:p>7.331221221221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5522522522522" calcext:value-type="float">
            <text:p>7.355225225225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7922922922923" calcext:value-type="float">
            <text:p>7.3792292292292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0323323323323" calcext:value-type="float">
            <text:p>7.4032332332332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2723723723724" calcext:value-type="float">
            <text:p>7.4272372372372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5124124124124" calcext:value-type="float">
            <text:p>7.4512412412412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7524524524524" calcext:value-type="float">
            <text:p>7.4752452452452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9924924924925" calcext:value-type="float">
            <text:p>7.4992492492492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2325325325325" calcext:value-type="float">
            <text:p>7.5232532532532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4725725725726" calcext:value-type="float">
            <text:p>7.5472572572572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7126126126126" calcext:value-type="float">
            <text:p>7.5712612612612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9526526526526" calcext:value-type="float">
            <text:p>7.5952652652652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1926926926927" calcext:value-type="float">
            <text:p>7.6192692692692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4327327327327" calcext:value-type="float">
            <text:p>7.6432732732732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6727727727728" calcext:value-type="float">
            <text:p>7.6672772772772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9128128128128" calcext:value-type="float">
            <text:p>7.6912812812812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1528528528528" calcext:value-type="float">
            <text:p>7.7152852852852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3928928928929" calcext:value-type="float">
            <text:p>7.7392892892892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6329329329329" calcext:value-type="float">
            <text:p>7.7632932932932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872972972973" calcext:value-type="float">
            <text:p>7.7872972972973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113013013013" calcext:value-type="float">
            <text:p>7.8113013013013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353053053053" calcext:value-type="float">
            <text:p>7.8353053053053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5930930930931" calcext:value-type="float">
            <text:p>7.8593093093093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8331331331331" calcext:value-type="float">
            <text:p>7.8833133133133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0731731731732" calcext:value-type="float">
            <text:p>7.90731731731732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3132132132132" calcext:value-type="float">
            <text:p>7.93132132132132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5532532532532" calcext:value-type="float">
            <text:p>7.95532532532532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7932932932933" calcext:value-type="float">
            <text:p>7.97932932932933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0333333333333" calcext:value-type="float">
            <text:p>8.00333333333333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2733733733734" calcext:value-type="float">
            <text:p>8.02733733733734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5134134134134" calcext:value-type="float">
            <text:p>8.05134134134134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7534534534534" calcext:value-type="float">
            <text:p>8.07534534534534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9934934934935" calcext:value-type="float">
            <text:p>8.09934934934935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2335335335335" calcext:value-type="float">
            <text:p>8.12335335335335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4735735735736" calcext:value-type="float">
            <text:p>8.1473573573573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7136136136136" calcext:value-type="float">
            <text:p>8.1713613613613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9536536536536" calcext:value-type="float">
            <text:p>8.1953653653653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1936936936937" calcext:value-type="float">
            <text:p>8.2193693693693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4337337337337" calcext:value-type="float">
            <text:p>8.2433733733733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6737737737738" calcext:value-type="float">
            <text:p>8.2673773773773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9138138138138" calcext:value-type="float">
            <text:p>8.2913813813813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1538538538539" calcext:value-type="float">
            <text:p>8.315385385385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3938938938939" calcext:value-type="float">
            <text:p>8.339389389389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6339339339339" calcext:value-type="float">
            <text:p>8.363393393393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873973973974" calcext:value-type="float">
            <text:p>8.387397397397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114014014014" calcext:value-type="float">
            <text:p>8.411401401401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3540540540541" calcext:value-type="float">
            <text:p>8.435405405405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5940940940941" calcext:value-type="float">
            <text:p>8.459409409409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8341341341341" calcext:value-type="float">
            <text:p>8.483413413413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0741741741742" calcext:value-type="float">
            <text:p>8.507417417417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3142142142142" calcext:value-type="float">
            <text:p>8.531421421421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5542542542542" calcext:value-type="float">
            <text:p>8.555425425425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7942942942943" calcext:value-type="float">
            <text:p>8.5794294294294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0343343343343" calcext:value-type="float">
            <text:p>8.6034334334334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2743743743744" calcext:value-type="float">
            <text:p>8.6274374374374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5144144144144" calcext:value-type="float">
            <text:p>8.6514414414414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7544544544544" calcext:value-type="float">
            <text:p>8.6754454454454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9944944944945" calcext:value-type="float">
            <text:p>8.6994494494494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2345345345345" calcext:value-type="float">
            <text:p>8.7234534534534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4745745745746" calcext:value-type="float">
            <text:p>8.7474574574574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7146146146146" calcext:value-type="float">
            <text:p>8.7714614614614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9546546546546" calcext:value-type="float">
            <text:p>8.7954654654654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1946946946947" calcext:value-type="float">
            <text:p>8.8194694694694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4347347347347" calcext:value-type="float">
            <text:p>8.8434734734734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6747747747748" calcext:value-type="float">
            <text:p>8.8674774774774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9148148148148" calcext:value-type="float">
            <text:p>8.8914814814814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1548548548548" calcext:value-type="float">
            <text:p>8.9154854854854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3948948948949" calcext:value-type="float">
            <text:p>8.93948948948949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6349349349349" calcext:value-type="float">
            <text:p>8.96349349349349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874974974975" calcext:value-type="float">
            <text:p>8.9874974974975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115015015015" calcext:value-type="float">
            <text:p>9.011501501501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3550550550551" calcext:value-type="float">
            <text:p>9.0355055055055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5950950950951" calcext:value-type="float">
            <text:p>9.0595095095095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8351351351351" calcext:value-type="float">
            <text:p>9.0835135135135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0751751751752" calcext:value-type="float">
            <text:p>9.1075175175175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3152152152152" calcext:value-type="float">
            <text:p>9.1315215215215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5552552552552" calcext:value-type="float">
            <text:p>9.1555255255255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7952952952953" calcext:value-type="float">
            <text:p>9.1795295295295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0353353353353" calcext:value-type="float">
            <text:p>9.2035335335335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2753753753754" calcext:value-type="float">
            <text:p>9.22753753753754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5154154154154" calcext:value-type="float">
            <text:p>9.25154154154154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7554554554554" calcext:value-type="float">
            <text:p>9.27554554554554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9954954954955" calcext:value-type="float">
            <text:p>9.2995495495495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2355355355355" calcext:value-type="float">
            <text:p>9.3235535535535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4755755755756" calcext:value-type="float">
            <text:p>9.3475575575575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7156156156156" calcext:value-type="float">
            <text:p>9.3715615615615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9556556556556" calcext:value-type="float">
            <text:p>9.395565565565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1956956956957" calcext:value-type="float">
            <text:p>9.419569569569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4357357357357" calcext:value-type="float">
            <text:p>9.443573573573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6757757757758" calcext:value-type="float">
            <text:p>9.467577577577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9158158158158" calcext:value-type="float">
            <text:p>9.4915815815815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1558558558558" calcext:value-type="float">
            <text:p>9.5155855855855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3958958958959" calcext:value-type="float">
            <text:p>9.5395895895895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6359359359359" calcext:value-type="float">
            <text:p>9.5635935935935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875975975976" calcext:value-type="float">
            <text:p>9.5875975975976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116016016016" calcext:value-type="float">
            <text:p>9.6116016016016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3560560560561" calcext:value-type="float">
            <text:p>9.6356056056056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5960960960961" calcext:value-type="float">
            <text:p>9.6596096096096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8361361361361" calcext:value-type="float">
            <text:p>9.6836136136136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0761761761762" calcext:value-type="float">
            <text:p>9.7076176176176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3162162162162" calcext:value-type="float">
            <text:p>9.7316216216216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5562562562562" calcext:value-type="float">
            <text:p>9.7556256256256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7962962962963" calcext:value-type="float">
            <text:p>9.77962962962963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0363363363363" calcext:value-type="float">
            <text:p>9.80363363363363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2763763763764" calcext:value-type="float">
            <text:p>9.82763763763764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5164164164164" calcext:value-type="float">
            <text:p>9.85164164164164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7564564564564" calcext:value-type="float">
            <text:p>9.87564564564564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9964964964965" calcext:value-type="float">
            <text:p>9.89964964964965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2365365365365" calcext:value-type="float">
            <text:p>9.92365365365365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4765765765766" calcext:value-type="float">
            <text:p>9.9476576576576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7166166166166" calcext:value-type="float">
            <text:p>9.9716616616616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9566566566566" calcext:value-type="float">
            <text:p>9.9956656656656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196696696697" calcext:value-type="float">
            <text:p>10.01966966966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436736736737" calcext:value-type="float">
            <text:p>10.043673673673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676776776777" calcext:value-type="float">
            <text:p>10.06767767767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916816816817" calcext:value-type="float">
            <text:p>10.09168168168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156856856857" calcext:value-type="float">
            <text:p>10.11568568568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396896896897" calcext:value-type="float">
            <text:p>10.13968968968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636936936937" calcext:value-type="float">
            <text:p>10.163693693693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876976976977" calcext:value-type="float">
            <text:p>10.18769769769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117017017017" calcext:value-type="float">
            <text:p>10.21170170170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357057057057" calcext:value-type="float">
            <text:p>10.23570570570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597097097097" calcext:value-type="float">
            <text:p>10.259709709709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837137137137" calcext:value-type="float">
            <text:p>10.28371371371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077177177177" calcext:value-type="float">
            <text:p>10.307717717717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317217217217" calcext:value-type="float">
            <text:p>10.331721721721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557257257257" calcext:value-type="float">
            <text:p>10.355725725725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797297297297" calcext:value-type="float">
            <text:p>10.379729729729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037337337337" calcext:value-type="float">
            <text:p>10.403733733733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277377377377" calcext:value-type="float">
            <text:p>10.427737737737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517417417417" calcext:value-type="float">
            <text:p>10.451741741741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757457457457" calcext:value-type="float">
            <text:p>10.475745745745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997497497497" calcext:value-type="float">
            <text:p>10.499749749749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237537537538" calcext:value-type="float">
            <text:p>10.523753753753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477577577578" calcext:value-type="float">
            <text:p>10.547757757757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717617617618" calcext:value-type="float">
            <text:p>10.571761761761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957657657658" calcext:value-type="float">
            <text:p>10.595765765765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197697697698" calcext:value-type="float">
            <text:p>10.61976976976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437737737738" calcext:value-type="float">
            <text:p>10.64377377377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677777777778" calcext:value-type="float">
            <text:p>10.667777777777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917817817818" calcext:value-type="float">
            <text:p>10.691781781781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157857857858" calcext:value-type="float">
            <text:p>10.715785785785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397897897898" calcext:value-type="float">
            <text:p>10.739789789789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637937937938" calcext:value-type="float">
            <text:p>10.76379379379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877977977978" calcext:value-type="float">
            <text:p>10.787797797797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118018018018" calcext:value-type="float">
            <text:p>10.811801801801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358058058058" calcext:value-type="float">
            <text:p>10.835805805805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598098098098" calcext:value-type="float">
            <text:p>10.85980980980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838138138138" calcext:value-type="float">
            <text:p>10.88381381381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078178178178" calcext:value-type="float">
            <text:p>10.907817817817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318218218218" calcext:value-type="float">
            <text:p>10.931821821821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558258258258" calcext:value-type="float">
            <text:p>10.955825825825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798298298298" calcext:value-type="float">
            <text:p>10.97982982982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038338338338" calcext:value-type="float">
            <text:p>11.00383383383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278378378378" calcext:value-type="float">
            <text:p>11.027837837837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518418418418" calcext:value-type="float">
            <text:p>11.051841841841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758458458458" calcext:value-type="float">
            <text:p>11.075845845845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998498498498" calcext:value-type="float">
            <text:p>11.09984984984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238538538539" calcext:value-type="float">
            <text:p>11.123853853853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478578578579" calcext:value-type="float">
            <text:p>11.147857857857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718618618619" calcext:value-type="float">
            <text:p>11.171861861861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958658658659" calcext:value-type="float">
            <text:p>11.195865865865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198698698699" calcext:value-type="float">
            <text:p>11.219869869869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438738738739" calcext:value-type="float">
            <text:p>11.243873873873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678778778779" calcext:value-type="float">
            <text:p>11.26787787787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918818818819" calcext:value-type="float">
            <text:p>11.29188188188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158858858859" calcext:value-type="float">
            <text:p>11.31588588588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398898898899" calcext:value-type="float">
            <text:p>11.33988988988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638938938939" calcext:value-type="float">
            <text:p>11.36389389389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878978978979" calcext:value-type="float">
            <text:p>11.38789789789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119019019019" calcext:value-type="float">
            <text:p>11.41190190190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359059059059" calcext:value-type="float">
            <text:p>11.43590590590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599099099099" calcext:value-type="float">
            <text:p>11.45990990990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839139139139" calcext:value-type="float">
            <text:p>11.48391391391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079179179179" calcext:value-type="float">
            <text:p>11.50791791791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319219219219" calcext:value-type="float">
            <text:p>11.53192192192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559259259259" calcext:value-type="float">
            <text:p>11.55592592592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799299299299" calcext:value-type="float">
            <text:p>11.57992992992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039339339339" calcext:value-type="float">
            <text:p>11.60393393393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279379379379" calcext:value-type="float">
            <text:p>11.62793793793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519419419419" calcext:value-type="float">
            <text:p>11.65194194194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759459459459" calcext:value-type="float">
            <text:p>11.67594594594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999499499499" calcext:value-type="float">
            <text:p>11.69994994994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23953953954" calcext:value-type="float">
            <text:p>11.72395395395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47957957958" calcext:value-type="float">
            <text:p>11.74795795795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71961961962" calcext:value-type="float">
            <text:p>11.77196196196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95965965966" calcext:value-type="float">
            <text:p>11.79596596596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1996996997" calcext:value-type="float">
            <text:p>11.81996996997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43973973974" calcext:value-type="float">
            <text:p>11.84397397397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67977977978" calcext:value-type="float">
            <text:p>11.86797797797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91981981982" calcext:value-type="float">
            <text:p>11.89198198198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15985985986" calcext:value-type="float">
            <text:p>11.91598598598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3998998999" calcext:value-type="float">
            <text:p>11.939989989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63993993994" calcext:value-type="float">
            <text:p>11.96399399399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87997997998" calcext:value-type="float">
            <text:p>11.98799799799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12002002002" calcext:value-type="float">
            <text:p>12.01200200200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36006006006" calcext:value-type="float">
            <text:p>12.03600600600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6001001001" calcext:value-type="float">
            <text:p>12.060010010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84014014014" calcext:value-type="float">
            <text:p>12.08401401401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08018018018" calcext:value-type="float">
            <text:p>12.10801801801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32022022022" calcext:value-type="float">
            <text:p>12.1320220220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56026026026" calcext:value-type="float">
            <text:p>12.15602602602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8003003003" calcext:value-type="float">
            <text:p>12.1800300300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04034034034" calcext:value-type="float">
            <text:p>12.20403403403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28038038038" calcext:value-type="float">
            <text:p>12.22803803803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52042042042" calcext:value-type="float">
            <text:p>12.25204204204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76046046046" calcext:value-type="float">
            <text:p>12.2760460460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0005005005" calcext:value-type="float">
            <text:p>12.3000500500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240540540541" calcext:value-type="float">
            <text:p>12.32405405405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480580580581" calcext:value-type="float">
            <text:p>12.348058058058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720620620621" calcext:value-type="float">
            <text:p>12.372062062062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960660660661" calcext:value-type="float">
            <text:p>12.396066066066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200700700701" calcext:value-type="float">
            <text:p>12.420070070070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440740740741" calcext:value-type="float">
            <text:p>12.44407407407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680780780781" calcext:value-type="float">
            <text:p>12.468078078078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920820820821" calcext:value-type="float">
            <text:p>12.492082082082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160860860861" calcext:value-type="float">
            <text:p>12.516086086086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400900900901" calcext:value-type="float">
            <text:p>12.540090090090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640940940941" calcext:value-type="float">
            <text:p>12.56409409409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880980980981" calcext:value-type="float">
            <text:p>12.588098098098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121021021021" calcext:value-type="float">
            <text:p>12.61210210210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361061061061" calcext:value-type="float">
            <text:p>12.636106106106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601101101101" calcext:value-type="float">
            <text:p>12.66011011011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841141141141" calcext:value-type="float">
            <text:p>12.68411411411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081181181181" calcext:value-type="float">
            <text:p>12.708118118118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321221221221" calcext:value-type="float">
            <text:p>12.73212212212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561261261261" calcext:value-type="float">
            <text:p>12.756126126126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801301301301" calcext:value-type="float">
            <text:p>12.78013013013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041341341341" calcext:value-type="float">
            <text:p>12.80413413413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281381381381" calcext:value-type="float">
            <text:p>12.828138138138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521421421421" calcext:value-type="float">
            <text:p>12.85214214214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761461461461" calcext:value-type="float">
            <text:p>12.876146146146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001501501501" calcext:value-type="float">
            <text:p>12.90015015015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241541541542" calcext:value-type="float">
            <text:p>12.92415415415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481581581582" calcext:value-type="float">
            <text:p>12.94815815815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721621621622" calcext:value-type="float">
            <text:p>12.97216216216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961661661662" calcext:value-type="float">
            <text:p>12.99616616616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201701701702" calcext:value-type="float">
            <text:p>13.02017017017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441741741742" calcext:value-type="float">
            <text:p>13.04417417417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681781781782" calcext:value-type="float">
            <text:p>13.06817817817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921821821822" calcext:value-type="float">
            <text:p>13.09218218218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161861861862" calcext:value-type="float">
            <text:p>13.11618618618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401901901902" calcext:value-type="float">
            <text:p>13.14019019019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641941941942" calcext:value-type="float">
            <text:p>13.16419419419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881981981982" calcext:value-type="float">
            <text:p>13.18819819819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122022022022" calcext:value-type="float">
            <text:p>13.21220220220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362062062062" calcext:value-type="float">
            <text:p>13.23620620620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602102102102" calcext:value-type="float">
            <text:p>13.26021021021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842142142142" calcext:value-type="float">
            <text:p>13.28421421421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082182182182" calcext:value-type="float">
            <text:p>13.30821821821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322222222222" calcext:value-type="float">
            <text:p>13.33222222222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562262262262" calcext:value-type="float">
            <text:p>13.35622622622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802302302302" calcext:value-type="float">
            <text:p>13.38023023023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042342342342" calcext:value-type="float">
            <text:p>13.40423423423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282382382382" calcext:value-type="float">
            <text:p>13.42823823823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522422422422" calcext:value-type="float">
            <text:p>13.45224224224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762462462462" calcext:value-type="float">
            <text:p>13.47624624624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002502502502" calcext:value-type="float">
            <text:p>13.50025025025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242542542543" calcext:value-type="float">
            <text:p>13.52425425425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482582582583" calcext:value-type="float">
            <text:p>13.548258258258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722622622623" calcext:value-type="float">
            <text:p>13.572262262262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962662662663" calcext:value-type="float">
            <text:p>13.59626626626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202702702703" calcext:value-type="float">
            <text:p>13.62027027027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442742742743" calcext:value-type="float">
            <text:p>13.64427427427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682782782783" calcext:value-type="float">
            <text:p>13.66827827827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922822822823" calcext:value-type="float">
            <text:p>13.69228228228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162862862863" calcext:value-type="float">
            <text:p>13.71628628628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402902902903" calcext:value-type="float">
            <text:p>13.74029029029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642942942943" calcext:value-type="float">
            <text:p>13.76429429429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882982982983" calcext:value-type="float">
            <text:p>13.78829829829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123023023023" calcext:value-type="float">
            <text:p>13.81230230230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363063063063" calcext:value-type="float">
            <text:p>13.83630630630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603103103103" calcext:value-type="float">
            <text:p>13.86031031031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843143143143" calcext:value-type="float">
            <text:p>13.88431431431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083183183183" calcext:value-type="float">
            <text:p>13.90831831831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323223223223" calcext:value-type="float">
            <text:p>13.93232232232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563263263263" calcext:value-type="float">
            <text:p>13.95632632632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803303303303" calcext:value-type="float">
            <text:p>13.98033033033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043343343343" calcext:value-type="float">
            <text:p>14.00433433433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283383383383" calcext:value-type="float">
            <text:p>14.02833833833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523423423423" calcext:value-type="float">
            <text:p>14.05234234234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763463463463" calcext:value-type="float">
            <text:p>14.07634634634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003503503503" calcext:value-type="float">
            <text:p>14.10035035035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243543543544" calcext:value-type="float">
            <text:p>14.12435435435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483583583584" calcext:value-type="float">
            <text:p>14.14835835835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723623623624" calcext:value-type="float">
            <text:p>14.17236236236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963663663664" calcext:value-type="float">
            <text:p>14.19636636636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203703703704" calcext:value-type="float">
            <text:p>14.22037037037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443743743744" calcext:value-type="float">
            <text:p>14.24437437437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683783783784" calcext:value-type="float">
            <text:p>14.26837837837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923823823824" calcext:value-type="float">
            <text:p>14.29238238238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163863863864" calcext:value-type="float">
            <text:p>14.31638638638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403903903904" calcext:value-type="float">
            <text:p>14.34039039039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643943943944" calcext:value-type="float">
            <text:p>14.36439439439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883983983984" calcext:value-type="float">
            <text:p>14.38839839839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124024024024" calcext:value-type="float">
            <text:p>14.41240240240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364064064064" calcext:value-type="float">
            <text:p>14.43640640640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604104104104" calcext:value-type="float">
            <text:p>14.46041041041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844144144144" calcext:value-type="float">
            <text:p>14.48441441441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084184184184" calcext:value-type="float">
            <text:p>14.50841841841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324224224224" calcext:value-type="float">
            <text:p>14.53242242242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564264264264" calcext:value-type="float">
            <text:p>14.55642642642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804304304304" calcext:value-type="float">
            <text:p>14.58043043043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044344344344" calcext:value-type="float">
            <text:p>14.60443443443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284384384384" calcext:value-type="float">
            <text:p>14.62843843843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524424424424" calcext:value-type="float">
            <text:p>14.65244244244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764464464464" calcext:value-type="float">
            <text:p>14.67644644644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004504504504" calcext:value-type="float">
            <text:p>14.70045045045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244544544545" calcext:value-type="float">
            <text:p>14.72445445445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484584584585" calcext:value-type="float">
            <text:p>14.74845845845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724624624625" calcext:value-type="float">
            <text:p>14.77246246246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964664664665" calcext:value-type="float">
            <text:p>14.79646646646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204704704705" calcext:value-type="float">
            <text:p>14.82047047047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444744744745" calcext:value-type="float">
            <text:p>14.84447447447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684784784785" calcext:value-type="float">
            <text:p>14.86847847847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924824824825" calcext:value-type="float">
            <text:p>14.89248248248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164864864865" calcext:value-type="float">
            <text:p>14.91648648648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404904904905" calcext:value-type="float">
            <text:p>14.94049049049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644944944945" calcext:value-type="float">
            <text:p>14.96449449449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884984984985" calcext:value-type="float">
            <text:p>14.98849849849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125025025025" calcext:value-type="float">
            <text:p>15.01250250250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365065065065" calcext:value-type="float">
            <text:p>15.03650650650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605105105105" calcext:value-type="float">
            <text:p>15.06051051051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845145145145" calcext:value-type="float">
            <text:p>15.08451451451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085185185185" calcext:value-type="float">
            <text:p>15.10851851851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325225225225" calcext:value-type="float">
            <text:p>15.13252252252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565265265265" calcext:value-type="float">
            <text:p>15.15652652652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805305305305" calcext:value-type="float">
            <text:p>15.18053053053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045345345345" calcext:value-type="float">
            <text:p>15.20453453453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285385385385" calcext:value-type="float">
            <text:p>15.22853853853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525425425425" calcext:value-type="float">
            <text:p>15.25254254254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765465465465" calcext:value-type="float">
            <text:p>15.27654654654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005505505505" calcext:value-type="float">
            <text:p>15.30055055055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245545545546" calcext:value-type="float">
            <text:p>15.32455455455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485585585586" calcext:value-type="float">
            <text:p>15.34855855855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725625625626" calcext:value-type="float">
            <text:p>15.37256256256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965665665666" calcext:value-type="float">
            <text:p>15.39656656656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205705705706" calcext:value-type="float">
            <text:p>15.42057057057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445745745746" calcext:value-type="float">
            <text:p>15.44457457457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685785785786" calcext:value-type="float">
            <text:p>15.46857857857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925825825826" calcext:value-type="float">
            <text:p>15.49258258258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165865865866" calcext:value-type="float">
            <text:p>15.51658658658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405905905906" calcext:value-type="float">
            <text:p>15.54059059059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645945945946" calcext:value-type="float">
            <text:p>15.56459459459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885985985986" calcext:value-type="float">
            <text:p>15.58859859859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126026026026" calcext:value-type="float">
            <text:p>15.61260260260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366066066066" calcext:value-type="float">
            <text:p>15.63660660660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606106106106" calcext:value-type="float">
            <text:p>15.66061061061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846146146146" calcext:value-type="float">
            <text:p>15.68461461461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086186186186" calcext:value-type="float">
            <text:p>15.70861861861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326226226226" calcext:value-type="float">
            <text:p>15.73262262262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566266266266" calcext:value-type="float">
            <text:p>15.75662662662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806306306306" calcext:value-type="float">
            <text:p>15.78063063063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046346346346" calcext:value-type="float">
            <text:p>15.80463463463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286386386386" calcext:value-type="float">
            <text:p>15.828638638638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526426426426" calcext:value-type="float">
            <text:p>15.852642642642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766466466466" calcext:value-type="float">
            <text:p>15.876646646646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006506506506" calcext:value-type="float">
            <text:p>15.900650650650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246546546547" calcext:value-type="float">
            <text:p>15.924654654654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486586586587" calcext:value-type="float">
            <text:p>15.948658658658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726626626627" calcext:value-type="float">
            <text:p>15.972662662662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966666666667" calcext:value-type="float">
            <text:p>15.996666666666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206706706707" calcext:value-type="float">
            <text:p>16.020670670670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446746746747" calcext:value-type="float">
            <text:p>16.04467467467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686786786787" calcext:value-type="float">
            <text:p>16.068678678678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926826826827" calcext:value-type="float">
            <text:p>16.092682682682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166866866867" calcext:value-type="float">
            <text:p>16.116686686686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406906906907" calcext:value-type="float">
            <text:p>16.14069069069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646946946947" calcext:value-type="float">
            <text:p>16.164694694694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886986986987" calcext:value-type="float">
            <text:p>16.188698698698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127027027027" calcext:value-type="float">
            <text:p>16.212702702702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367067067067" calcext:value-type="float">
            <text:p>16.236706706706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607107107107" calcext:value-type="float">
            <text:p>16.26071071071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847147147147" calcext:value-type="float">
            <text:p>16.28471471471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087187187187" calcext:value-type="float">
            <text:p>16.308718718718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327227227227" calcext:value-type="float">
            <text:p>16.332722722722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567267267267" calcext:value-type="float">
            <text:p>16.356726726726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807307307307" calcext:value-type="float">
            <text:p>16.38073073073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047347347347" calcext:value-type="float">
            <text:p>16.40473473473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287387387387" calcext:value-type="float">
            <text:p>16.428738738738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527427427427" calcext:value-type="float">
            <text:p>16.452742742742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767467467467" calcext:value-type="float">
            <text:p>16.476746746746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007507507508" calcext:value-type="float">
            <text:p>16.50075075075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247547547548" calcext:value-type="float">
            <text:p>16.52475475475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487587587588" calcext:value-type="float">
            <text:p>16.54875875875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727627627628" calcext:value-type="float">
            <text:p>16.57276276276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967667667668" calcext:value-type="float">
            <text:p>16.59676676676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207707707708" calcext:value-type="float">
            <text:p>16.62077077077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447747747748" calcext:value-type="float">
            <text:p>16.64477477477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687787787788" calcext:value-type="float">
            <text:p>16.66877877877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927827827828" calcext:value-type="float">
            <text:p>16.69278278278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167867867868" calcext:value-type="float">
            <text:p>16.71678678678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407907907908" calcext:value-type="float">
            <text:p>16.74079079079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647947947948" calcext:value-type="float">
            <text:p>16.76479479479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887987987988" calcext:value-type="float">
            <text:p>16.78879879879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128028028028" calcext:value-type="float">
            <text:p>16.81280280280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368068068068" calcext:value-type="float">
            <text:p>16.83680680680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608108108108" calcext:value-type="float">
            <text:p>16.86081081081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848148148148" calcext:value-type="float">
            <text:p>16.88481481481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088188188188" calcext:value-type="float">
            <text:p>16.90881881881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328228228228" calcext:value-type="float">
            <text:p>16.93282282282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568268268268" calcext:value-type="float">
            <text:p>16.95682682682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808308308308" calcext:value-type="float">
            <text:p>16.98083083083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048348348348" calcext:value-type="float">
            <text:p>17.00483483483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288388388388" calcext:value-type="float">
            <text:p>17.02883883883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528428428428" calcext:value-type="float">
            <text:p>17.05284284284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768468468468" calcext:value-type="float">
            <text:p>17.07684684684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008508508509" calcext:value-type="float">
            <text:p>17.100850850850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248548548549" calcext:value-type="float">
            <text:p>17.124854854854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488588588589" calcext:value-type="float">
            <text:p>17.148858858858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728628628629" calcext:value-type="float">
            <text:p>17.172862862862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968668668669" calcext:value-type="float">
            <text:p>17.19686686686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208708708709" calcext:value-type="float">
            <text:p>17.22087087087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448748748749" calcext:value-type="float">
            <text:p>17.24487487487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688788788789" calcext:value-type="float">
            <text:p>17.26887887887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928828828829" calcext:value-type="float">
            <text:p>17.29288288288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168868868869" calcext:value-type="float">
            <text:p>17.31688688688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408908908909" calcext:value-type="float">
            <text:p>17.34089089089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648948948949" calcext:value-type="float">
            <text:p>17.36489489489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888988988989" calcext:value-type="float">
            <text:p>17.38889889889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129029029029" calcext:value-type="float">
            <text:p>17.41290290290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369069069069" calcext:value-type="float">
            <text:p>17.43690690690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609109109109" calcext:value-type="float">
            <text:p>17.46091091091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849149149149" calcext:value-type="float">
            <text:p>17.48491491491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089189189189" calcext:value-type="float">
            <text:p>17.50891891891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329229229229" calcext:value-type="float">
            <text:p>17.53292292292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569269269269" calcext:value-type="float">
            <text:p>17.55692692692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809309309309" calcext:value-type="float">
            <text:p>17.58093093093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049349349349" calcext:value-type="float">
            <text:p>17.60493493493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289389389389" calcext:value-type="float">
            <text:p>17.62893893893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529429429429" calcext:value-type="float">
            <text:p>17.65294294294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769469469469" calcext:value-type="float">
            <text:p>17.67694694694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00950950951" calcext:value-type="float">
            <text:p>17.7009509509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24954954955" calcext:value-type="float">
            <text:p>17.7249549549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48958958959" calcext:value-type="float">
            <text:p>17.74895895895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72962962963" calcext:value-type="float">
            <text:p>17.7729629629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96966966967" calcext:value-type="float">
            <text:p>17.79696696696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20970970971" calcext:value-type="float">
            <text:p>17.82097097097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44974974975" calcext:value-type="float">
            <text:p>17.8449749749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68978978979" calcext:value-type="float">
            <text:p>17.86897897897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92982982983" calcext:value-type="float">
            <text:p>17.8929829829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16986986987" calcext:value-type="float">
            <text:p>17.91698698698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40990990991" calcext:value-type="float">
            <text:p>17.94099099099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64994994995" calcext:value-type="float">
            <text:p>17.9649949949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88998998999" calcext:value-type="float">
            <text:p>17.98899899899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13003003003" calcext:value-type="float">
            <text:p>18.0130030030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37007007007" calcext:value-type="float">
            <text:p>18.0370070070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61011011011" calcext:value-type="float">
            <text:p>18.0610110110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85015015015" calcext:value-type="float">
            <text:p>18.0850150150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09019019019" calcext:value-type="float">
            <text:p>18.10901901901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33023023023" calcext:value-type="float">
            <text:p>18.1330230230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57027027027" calcext:value-type="float">
            <text:p>18.15702702702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81031031031" calcext:value-type="float">
            <text:p>18.18103103103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05035035035" calcext:value-type="float">
            <text:p>18.2050350350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29039039039" calcext:value-type="float">
            <text:p>18.22903903903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53043043043" calcext:value-type="float">
            <text:p>18.2530430430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77047047047" calcext:value-type="float">
            <text:p>18.2770470470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010510510511" calcext:value-type="float">
            <text:p>18.30105105105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250550550551" calcext:value-type="float">
            <text:p>18.32505505505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490590590591" calcext:value-type="float">
            <text:p>18.349059059059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730630630631" calcext:value-type="float">
            <text:p>18.37306306306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970670670671" calcext:value-type="float">
            <text:p>18.397067067067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210710710711" calcext:value-type="float">
            <text:p>18.421071071071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450750750751" calcext:value-type="float">
            <text:p>18.44507507507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690790790791" calcext:value-type="float">
            <text:p>18.469079079079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930830830831" calcext:value-type="float">
            <text:p>18.49308308308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170870870871" calcext:value-type="float">
            <text:p>18.517087087087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410910910911" calcext:value-type="float">
            <text:p>18.541091091091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650950950951" calcext:value-type="float">
            <text:p>18.56509509509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890990990991" calcext:value-type="float">
            <text:p>18.589099099099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131031031031" calcext:value-type="float">
            <text:p>18.61310310310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371071071071" calcext:value-type="float">
            <text:p>18.637107107107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611111111111" calcext:value-type="float">
            <text:p>18.661111111111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851151151151" calcext:value-type="float">
            <text:p>18.68511511511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091191191191" calcext:value-type="float">
            <text:p>18.709119119119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331231231231" calcext:value-type="float">
            <text:p>18.733123123123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571271271271" calcext:value-type="float">
            <text:p>18.757127127127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811311311311" calcext:value-type="float">
            <text:p>18.78113113113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051351351351" calcext:value-type="float">
            <text:p>18.80513513513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291391391391" calcext:value-type="float">
            <text:p>18.829139139139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531431431431" calcext:value-type="float">
            <text:p>18.853143143143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771471471471" calcext:value-type="float">
            <text:p>18.877147147147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011511511512" calcext:value-type="float">
            <text:p>18.90115115115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251551551552" calcext:value-type="float">
            <text:p>18.92515515515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491591591592" calcext:value-type="float">
            <text:p>18.94915915915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731631631632" calcext:value-type="float">
            <text:p>18.97316316316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971671671672" calcext:value-type="float">
            <text:p>18.99716716716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211711711712" calcext:value-type="float">
            <text:p>19.02117117117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451751751752" calcext:value-type="float">
            <text:p>19.04517517517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691791791792" calcext:value-type="float">
            <text:p>19.06917917917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931831831832" calcext:value-type="float">
            <text:p>19.09318318318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171871871872" calcext:value-type="float">
            <text:p>19.11718718718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411911911912" calcext:value-type="float">
            <text:p>19.14119119119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651951951952" calcext:value-type="float">
            <text:p>19.16519519519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891991991992" calcext:value-type="float">
            <text:p>19.18919919919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132032032032" calcext:value-type="float">
            <text:p>19.21320320320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372072072072" calcext:value-type="float">
            <text:p>19.23720720720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612112112112" calcext:value-type="float">
            <text:p>19.26121121121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852152152152" calcext:value-type="float">
            <text:p>19.285215215215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092192192192" calcext:value-type="float">
            <text:p>19.309219219219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332232232232" calcext:value-type="float">
            <text:p>19.333223223223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572272272272" calcext:value-type="float">
            <text:p>19.357227227227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812312312312" calcext:value-type="float">
            <text:p>19.38123123123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052352352352" calcext:value-type="float">
            <text:p>19.40523523523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292392392392" calcext:value-type="float">
            <text:p>19.42923923923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532432432432" calcext:value-type="float">
            <text:p>19.45324324324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772472472472" calcext:value-type="float">
            <text:p>19.47724724724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012512512513" calcext:value-type="float">
            <text:p>19.50125125125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252552552553" calcext:value-type="float">
            <text:p>19.52525525525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492592592593" calcext:value-type="float">
            <text:p>19.54925925925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732632632633" calcext:value-type="float">
            <text:p>19.57326326326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972672672673" calcext:value-type="float">
            <text:p>19.59726726726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212712712713" calcext:value-type="float">
            <text:p>19.62127127127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452752752753" calcext:value-type="float">
            <text:p>19.64527527527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692792792793" calcext:value-type="float">
            <text:p>19.66927927927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932832832833" calcext:value-type="float">
            <text:p>19.69328328328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172872872873" calcext:value-type="float">
            <text:p>19.71728728728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412912912913" calcext:value-type="float">
            <text:p>19.74129129129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652952952953" calcext:value-type="float">
            <text:p>19.76529529529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892992992993" calcext:value-type="float">
            <text:p>19.78929929929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133033033033" calcext:value-type="float">
            <text:p>19.81330330330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373073073073" calcext:value-type="float">
            <text:p>19.83730730730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613113113113" calcext:value-type="float">
            <text:p>19.86131131131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853153153153" calcext:value-type="float">
            <text:p>19.88531531531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093193193193" calcext:value-type="float">
            <text:p>19.909319319319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333233233233" calcext:value-type="float">
            <text:p>19.93332332332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573273273273" calcext:value-type="float">
            <text:p>19.95732732732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813313313313" calcext:value-type="float">
            <text:p>19.98133133133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053353353353" calcext:value-type="float">
            <text:p>20.00533533533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293393393393" calcext:value-type="float">
            <text:p>20.02933933933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533433433433" calcext:value-type="float">
            <text:p>20.05334334334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773473473473" calcext:value-type="float">
            <text:p>20.07734734734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013513513514" calcext:value-type="float">
            <text:p>20.101351351351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253553553554" calcext:value-type="float">
            <text:p>20.12535535535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493593593594" calcext:value-type="float">
            <text:p>20.14935935935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733633633634" calcext:value-type="float">
            <text:p>20.17336336336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973673673674" calcext:value-type="float">
            <text:p>20.19736736736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213713713714" calcext:value-type="float">
            <text:p>20.22137137137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453753753754" calcext:value-type="float">
            <text:p>20.24537537537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693793793794" calcext:value-type="float">
            <text:p>20.26937937937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933833833834" calcext:value-type="float">
            <text:p>20.29338338338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173873873874" calcext:value-type="float">
            <text:p>20.31738738738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413913913914" calcext:value-type="float">
            <text:p>20.34139139139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653953953954" calcext:value-type="float">
            <text:p>20.36539539539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893993993994" calcext:value-type="float">
            <text:p>20.38939939939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134034034034" calcext:value-type="float">
            <text:p>20.41340340340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374074074074" calcext:value-type="float">
            <text:p>20.43740740740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614114114114" calcext:value-type="float">
            <text:p>20.46141141141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854154154154" calcext:value-type="float">
            <text:p>20.48541541541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094194194194" calcext:value-type="float">
            <text:p>20.50941941941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334234234234" calcext:value-type="float">
            <text:p>20.53342342342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574274274274" calcext:value-type="float">
            <text:p>20.55742742742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814314314314" calcext:value-type="float">
            <text:p>20.58143143143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054354354354" calcext:value-type="float">
            <text:p>20.60543543543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294394394394" calcext:value-type="float">
            <text:p>20.62943943943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534434434434" calcext:value-type="float">
            <text:p>20.65344344344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774474474474" calcext:value-type="float">
            <text:p>20.67744744744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014514514515" calcext:value-type="float">
            <text:p>20.70145145145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254554554555" calcext:value-type="float">
            <text:p>20.72545545545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494594594595" calcext:value-type="float">
            <text:p>20.74945945945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734634634635" calcext:value-type="float">
            <text:p>20.77346346346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974674674675" calcext:value-type="float">
            <text:p>20.79746746746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214714714715" calcext:value-type="float">
            <text:p>20.821471471471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454754754755" calcext:value-type="float">
            <text:p>20.845475475475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694794794795" calcext:value-type="float">
            <text:p>20.86947947947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934834834835" calcext:value-type="float">
            <text:p>20.89348348348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174874874875" calcext:value-type="float">
            <text:p>20.91748748748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414914914915" calcext:value-type="float">
            <text:p>20.94149149149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654954954955" calcext:value-type="float">
            <text:p>20.96549549549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894994994995" calcext:value-type="float">
            <text:p>20.98949949949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135035035035" calcext:value-type="float">
            <text:p>21.01350350350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375075075075" calcext:value-type="float">
            <text:p>21.03750750750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615115115115" calcext:value-type="float">
            <text:p>21.06151151151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855155155155" calcext:value-type="float">
            <text:p>21.08551551551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095195195195" calcext:value-type="float">
            <text:p>21.10951951951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335235235235" calcext:value-type="float">
            <text:p>21.13352352352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575275275275" calcext:value-type="float">
            <text:p>21.15752752752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815315315315" calcext:value-type="float">
            <text:p>21.18153153153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055355355355" calcext:value-type="float">
            <text:p>21.20553553553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295395395395" calcext:value-type="float">
            <text:p>21.22953953953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535435435435" calcext:value-type="float">
            <text:p>21.25354354354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775475475475" calcext:value-type="float">
            <text:p>21.27754754754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015515515516" calcext:value-type="float">
            <text:p>21.30155155155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255555555556" calcext:value-type="float">
            <text:p>21.32555555555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495595595596" calcext:value-type="float">
            <text:p>21.34955955955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735635635636" calcext:value-type="float">
            <text:p>21.37356356356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975675675676" calcext:value-type="float">
            <text:p>21.39756756756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215715715716" calcext:value-type="float">
            <text:p>21.42157157157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455755755756" calcext:value-type="float">
            <text:p>21.44557557557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695795795796" calcext:value-type="float">
            <text:p>21.46957957957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935835835836" calcext:value-type="float">
            <text:p>21.49358358358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175875875876" calcext:value-type="float">
            <text:p>21.51758758758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415915915916" calcext:value-type="float">
            <text:p>21.54159159159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655955955956" calcext:value-type="float">
            <text:p>21.56559559559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895995995996" calcext:value-type="float">
            <text:p>21.58959959959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136036036036" calcext:value-type="float">
            <text:p>21.61360360360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376076076076" calcext:value-type="float">
            <text:p>21.63760760760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616116116116" calcext:value-type="float">
            <text:p>21.66161161161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856156156156" calcext:value-type="float">
            <text:p>21.68561561561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096196196196" calcext:value-type="float">
            <text:p>21.70961961961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336236236236" calcext:value-type="float">
            <text:p>21.73362362362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576276276276" calcext:value-type="float">
            <text:p>21.75762762762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816316316316" calcext:value-type="float">
            <text:p>21.78163163163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056356356356" calcext:value-type="float">
            <text:p>21.80563563563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296396396396" calcext:value-type="float">
            <text:p>21.82963963963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536436436436" calcext:value-type="float">
            <text:p>21.85364364364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776476476476" calcext:value-type="float">
            <text:p>21.87764764764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016516516517" calcext:value-type="float">
            <text:p>21.901651651651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256556556557" calcext:value-type="float">
            <text:p>21.925655655655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496596596597" calcext:value-type="float">
            <text:p>21.949659659659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736636636637" calcext:value-type="float">
            <text:p>21.97366366366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976676676677" calcext:value-type="float">
            <text:p>21.99766766766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216716716717" calcext:value-type="float">
            <text:p>22.02167167167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456756756757" calcext:value-type="float">
            <text:p>22.045675675675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696796796797" calcext:value-type="float">
            <text:p>22.069679679679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936836836837" calcext:value-type="float">
            <text:p>22.09368368368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176876876877" calcext:value-type="float">
            <text:p>22.117687687687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416916916917" calcext:value-type="float">
            <text:p>22.141691691691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656956956957" calcext:value-type="float">
            <text:p>22.165695695695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896996996997" calcext:value-type="float">
            <text:p>22.18969969969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137037037037" calcext:value-type="float">
            <text:p>22.213703703703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377077077077" calcext:value-type="float">
            <text:p>22.23770770770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617117117117" calcext:value-type="float">
            <text:p>22.26171171171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857157157157" calcext:value-type="float">
            <text:p>22.28571571571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097197197197" calcext:value-type="float">
            <text:p>22.30971971971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337237237237" calcext:value-type="float">
            <text:p>22.33372372372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577277277277" calcext:value-type="float">
            <text:p>22.35772772772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817317317317" calcext:value-type="float">
            <text:p>22.38173173173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057357357357" calcext:value-type="float">
            <text:p>22.40573573573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297397397397" calcext:value-type="float">
            <text:p>22.42973973973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537437437437" calcext:value-type="float">
            <text:p>22.45374374374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777477477477" calcext:value-type="float">
            <text:p>22.47774774774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017517517518" calcext:value-type="float">
            <text:p>22.50175175175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257557557558" calcext:value-type="float">
            <text:p>22.52575575575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497597597598" calcext:value-type="float">
            <text:p>22.549759759759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737637637638" calcext:value-type="float">
            <text:p>22.57376376376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977677677678" calcext:value-type="float">
            <text:p>22.59776776776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217717717718" calcext:value-type="float">
            <text:p>22.62177177177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457757757758" calcext:value-type="float">
            <text:p>22.64577577577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697797797798" calcext:value-type="float">
            <text:p>22.66977977977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937837837838" calcext:value-type="float">
            <text:p>22.69378378378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177877877878" calcext:value-type="float">
            <text:p>22.71778778778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417917917918" calcext:value-type="float">
            <text:p>22.74179179179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657957957958" calcext:value-type="float">
            <text:p>22.76579579579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897997997998" calcext:value-type="float">
            <text:p>22.789799799799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138038038038" calcext:value-type="float">
            <text:p>22.81380380380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378078078078" calcext:value-type="float">
            <text:p>22.83780780780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618118118118" calcext:value-type="float">
            <text:p>22.86181181181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858158158158" calcext:value-type="float">
            <text:p>22.88581581581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098198198198" calcext:value-type="float">
            <text:p>22.909819819819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338238238238" calcext:value-type="float">
            <text:p>22.93382382382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578278278278" calcext:value-type="float">
            <text:p>22.95782782782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818318318318" calcext:value-type="float">
            <text:p>22.98183183183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058358358358" calcext:value-type="float">
            <text:p>23.00583583583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298398398398" calcext:value-type="float">
            <text:p>23.02983983983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538438438438" calcext:value-type="float">
            <text:p>23.05384384384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778478478478" calcext:value-type="float">
            <text:p>23.07784784784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018518518519" calcext:value-type="float">
            <text:p>23.10185185185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258558558559" calcext:value-type="float">
            <text:p>23.12585585585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498598598599" calcext:value-type="float">
            <text:p>23.14985985985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738638638639" calcext:value-type="float">
            <text:p>23.17386386386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978678678679" calcext:value-type="float">
            <text:p>23.19786786786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218718718719" calcext:value-type="float">
            <text:p>23.22187187187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458758758759" calcext:value-type="float">
            <text:p>23.24587587587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698798798799" calcext:value-type="float">
            <text:p>23.26987987987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938838838839" calcext:value-type="float">
            <text:p>23.29388388388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178878878879" calcext:value-type="float">
            <text:p>23.31788788788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418918918919" calcext:value-type="float">
            <text:p>23.34189189189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658958958959" calcext:value-type="float">
            <text:p>23.36589589589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898998998999" calcext:value-type="float">
            <text:p>23.38989989989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139039039039" calcext:value-type="float">
            <text:p>23.41390390390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379079079079" calcext:value-type="float">
            <text:p>23.43790790790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619119119119" calcext:value-type="float">
            <text:p>23.46191191191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859159159159" calcext:value-type="float">
            <text:p>23.48591591591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099199199199" calcext:value-type="float">
            <text:p>23.50991991991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339239239239" calcext:value-type="float">
            <text:p>23.53392392392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579279279279" calcext:value-type="float">
            <text:p>23.5579279279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819319319319" calcext:value-type="float">
            <text:p>23.58193193193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059359359359" calcext:value-type="float">
            <text:p>23.60593593593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299399399399" calcext:value-type="float">
            <text:p>23.62993993993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539439439439" calcext:value-type="float">
            <text:p>23.65394394394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779479479479" calcext:value-type="float">
            <text:p>23.67794794794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01951951952" calcext:value-type="float">
            <text:p>23.7019519519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25955955956" calcext:value-type="float">
            <text:p>23.7259559559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4995995996" calcext:value-type="float">
            <text:p>23.749959959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73963963964" calcext:value-type="float">
            <text:p>23.7739639639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97967967968" calcext:value-type="float">
            <text:p>23.7979679679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21971971972" calcext:value-type="float">
            <text:p>23.8219719719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45975975976" calcext:value-type="float">
            <text:p>23.8459759759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6997997998" calcext:value-type="float">
            <text:p>23.869979979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93983983984" calcext:value-type="float">
            <text:p>23.8939839839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17987987988" calcext:value-type="float">
            <text:p>23.9179879879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41991991992" calcext:value-type="float">
            <text:p>23.9419919919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65995995996" calcext:value-type="float">
            <text:p>23.9659959959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9" calcext:value-type="float">
            <text:p>23.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1047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m-power-usage" table:style-name="ta1"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21886886886887" calcext:value-type="float">
            <text:p>5.21886886886887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33888888888889" calcext:value-type="float">
            <text:p>5.33888888888889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36289289289289" calcext:value-type="float">
            <text:p>5.36289289289289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3868968968969" calcext:value-type="float">
            <text:p>5.3868968968969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4109009009009" calcext:value-type="float">
            <text:p>5.4109009009009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4349049049049" calcext:value-type="float">
            <text:p>5.4349049049049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45890890890891" calcext:value-type="float">
            <text:p>5.45890890890891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48291291291291" calcext:value-type="float">
            <text:p>5.48291291291291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50691691691692" calcext:value-type="float">
            <text:p>5.50691691691692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53092092092092" calcext:value-type="float">
            <text:p>5.53092092092092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55492492492492" calcext:value-type="float">
            <text:p>5.55492492492492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5.57892892892893" calcext:value-type="float">
            <text:p>5.57892892892893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60293293293293" calcext:value-type="float">
            <text:p>5.60293293293293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62693693693694" calcext:value-type="float">
            <text:p>5.62693693693694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65094094094094" calcext:value-type="float">
            <text:p>5.65094094094094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67494494494494" calcext:value-type="float">
            <text:p>5.67494494494494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69894894894895" calcext:value-type="float">
            <text:p>5.69894894894895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72295295295295" calcext:value-type="float">
            <text:p>5.72295295295295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74695695695696" calcext:value-type="float">
            <text:p>5.74695695695696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77096096096096" calcext:value-type="float">
            <text:p>5.77096096096096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79496496496496" calcext:value-type="float">
            <text:p>5.79496496496496</text:p>
          </table:table-cell>
          <table:table-cell office:value-type="float" office:value="1820" calcext:value-type="float">
            <text:p>1820</text:p>
          </table:table-cell>
        </table:table-row>
        <table:table-row table:style-name="ro2">
          <table:table-cell office:value-type="float" office:value="5.81896896896897" calcext:value-type="float">
            <text:p>5.81896896896897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5.84297297297297" calcext:value-type="float">
            <text:p>5.84297297297297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5.86697697697698" calcext:value-type="float">
            <text:p>5.86697697697698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5.89098098098098" calcext:value-type="float">
            <text:p>5.89098098098098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5.91498498498498" calcext:value-type="float">
            <text:p>5.91498498498498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5.93898898898899" calcext:value-type="float">
            <text:p>5.93898898898899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5.96299299299299" calcext:value-type="float">
            <text:p>5.96299299299299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5.986996996997" calcext:value-type="float">
            <text:p>5.986996996997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011001001001" calcext:value-type="float">
            <text:p>6.01100100100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035005005005" calcext:value-type="float">
            <text:p>6.035005005005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05900900900901" calcext:value-type="float">
            <text:p>6.0590090090090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08301301301301" calcext:value-type="float">
            <text:p>6.0830130130130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10701701701702" calcext:value-type="float">
            <text:p>6.10701701701702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13102102102102" calcext:value-type="float">
            <text:p>6.13102102102102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15502502502502" calcext:value-type="float">
            <text:p>6.15502502502502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17902902902903" calcext:value-type="float">
            <text:p>6.17902902902903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20303303303303" calcext:value-type="float">
            <text:p>6.20303303303303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22703703703704" calcext:value-type="float">
            <text:p>6.22703703703704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25104104104104" calcext:value-type="float">
            <text:p>6.25104104104104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27504504504504" calcext:value-type="float">
            <text:p>6.27504504504504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29904904904905" calcext:value-type="float">
            <text:p>6.29904904904905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32305305305305" calcext:value-type="float">
            <text:p>6.32305305305305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34705705705706" calcext:value-type="float">
            <text:p>6.34705705705706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37106106106106" calcext:value-type="float">
            <text:p>6.37106106106106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39506506506506" calcext:value-type="float">
            <text:p>6.39506506506506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41906906906907" calcext:value-type="float">
            <text:p>6.41906906906907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44307307307307" calcext:value-type="float">
            <text:p>6.44307307307307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46707707707708" calcext:value-type="float">
            <text:p>6.467077077077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49108108108108" calcext:value-type="float">
            <text:p>6.491081081081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51508508508508" calcext:value-type="float">
            <text:p>6.515085085085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53908908908909" calcext:value-type="float">
            <text:p>6.539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56309309309309" calcext:value-type="float">
            <text:p>6.563093093093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5870970970971" calcext:value-type="float">
            <text:p>6.587097097097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6111011011011" calcext:value-type="float">
            <text:p>6.61110110110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6351051051051" calcext:value-type="float">
            <text:p>6.63510510510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65910910910911" calcext:value-type="float">
            <text:p>6.659109109109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68311311311311" calcext:value-type="float">
            <text:p>6.683113113113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70711711711712" calcext:value-type="float">
            <text:p>6.70711711711712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73112112112112" calcext:value-type="float">
            <text:p>6.73112112112112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75512512512512" calcext:value-type="float">
            <text:p>6.75512512512512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77912912912913" calcext:value-type="float">
            <text:p>6.77912912912913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80313313313313" calcext:value-type="float">
            <text:p>6.80313313313313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float" office:value="6.82713713713714" calcext:value-type="float">
            <text:p>6.82713713713714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6.85114114114114" calcext:value-type="float">
            <text:p>6.85114114114114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6.87514514514514" calcext:value-type="float">
            <text:p>6.87514514514514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6.89914914914915" calcext:value-type="float">
            <text:p>6.89914914914915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6.92315315315315" calcext:value-type="float">
            <text:p>6.92315315315315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6.94715715715716" calcext:value-type="float">
            <text:p>6.947157157157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6.97116116116116" calcext:value-type="float">
            <text:p>6.971161161161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6.99516516516516" calcext:value-type="float">
            <text:p>6.995165165165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01916916916917" calcext:value-type="float">
            <text:p>7.019169169169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04317317317317" calcext:value-type="float">
            <text:p>7.043173173173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06717717717718" calcext:value-type="float">
            <text:p>7.06717717717718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09118118118118" calcext:value-type="float">
            <text:p>7.09118118118118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11518518518518" calcext:value-type="float">
            <text:p>7.11518518518518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13918918918919" calcext:value-type="float">
            <text:p>7.13918918918919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16319319319319" calcext:value-type="float">
            <text:p>7.16319319319319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1871971971972" calcext:value-type="float">
            <text:p>7.1871971971972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2112012012012" calcext:value-type="float">
            <text:p>7.2112012012012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2352052052052" calcext:value-type="float">
            <text:p>7.2352052052052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25920920920921" calcext:value-type="float">
            <text:p>7.25920920920921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28321321321321" calcext:value-type="float">
            <text:p>7.28321321321321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30721721721722" calcext:value-type="float">
            <text:p>7.30721721721722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33122122122122" calcext:value-type="float">
            <text:p>7.33122122122122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35522522522522" calcext:value-type="float">
            <text:p>7.35522522522522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45124124124124" calcext:value-type="float">
            <text:p>7.4512412412412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47524524524524" calcext:value-type="float">
            <text:p>7.4752452452452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49924924924925" calcext:value-type="float">
            <text:p>7.4992492492492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52325325325325" calcext:value-type="float">
            <text:p>7.5232532532532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54725725725726" calcext:value-type="float">
            <text:p>7.54725725725726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57126126126126" calcext:value-type="float">
            <text:p>7.57126126126126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59526526526526" calcext:value-type="float">
            <text:p>7.59526526526526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61926926926927" calcext:value-type="float">
            <text:p>7.61926926926927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64327327327327" calcext:value-type="float">
            <text:p>7.64327327327327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66727727727728" calcext:value-type="float">
            <text:p>7.66727727727728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69128128128128" calcext:value-type="float">
            <text:p>7.69128128128128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71528528528528" calcext:value-type="float">
            <text:p>7.71528528528528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73928928928929" calcext:value-type="float">
            <text:p>7.73928928928929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76329329329329" calcext:value-type="float">
            <text:p>7.76329329329329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float" office:value="7.7872972972973" calcext:value-type="float">
            <text:p>7.787297297297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8113013013013" calcext:value-type="float">
            <text:p>7.811301301301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8353053053053" calcext:value-type="float">
            <text:p>7.835305305305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85930930930931" calcext:value-type="float">
            <text:p>7.85930930930931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88331331331331" calcext:value-type="float">
            <text:p>7.88331331331331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90731731731732" calcext:value-type="float">
            <text:p>7.90731731731732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7.93132132132132" calcext:value-type="float">
            <text:p>7.93132132132132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7.95532532532532" calcext:value-type="float">
            <text:p>7.95532532532532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7.97932932932933" calcext:value-type="float">
            <text:p>7.97932932932933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00333333333333" calcext:value-type="float">
            <text:p>8.00333333333333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02733733733734" calcext:value-type="float">
            <text:p>8.02733733733734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05134134134134" calcext:value-type="float">
            <text:p>8.05134134134134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21936936936937" calcext:value-type="float">
            <text:p>8.219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24337337337337" calcext:value-type="float">
            <text:p>8.24337337337337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26737737737738" calcext:value-type="float">
            <text:p>8.26737737737738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29138138138138" calcext:value-type="float">
            <text:p>8.29138138138138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31538538538539" calcext:value-type="float">
            <text:p>8.31538538538539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43540540540541" calcext:value-type="float">
            <text:p>8.435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45940940940941" calcext:value-type="float">
            <text:p>8.459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48341341341341" calcext:value-type="float">
            <text:p>8.48341341341341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50741741741742" calcext:value-type="float">
            <text:p>8.50741741741742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53142142142142" calcext:value-type="float">
            <text:p>8.53142142142142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55542542542542" calcext:value-type="float">
            <text:p>8.55542542542542</text:p>
          </table:table-cell>
          <table:table-cell office:value-type="float" office:value="940" calcext:value-type="float">
            <text:p>940</text:p>
          </table:table-cell>
        </table:table-row>
        <table:table-row table:style-name="ro2">
          <table:table-cell office:value-type="float" office:value="8.57942942942943" calcext:value-type="float">
            <text:p>8.5794294294294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60343343343343" calcext:value-type="float">
            <text:p>8.6034334334334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62743743743744" calcext:value-type="float">
            <text:p>8.6274374374374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65144144144144" calcext:value-type="float">
            <text:p>8.6514414414414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67544544544544" calcext:value-type="float">
            <text:p>8.6754454454454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69944944944945" calcext:value-type="float">
            <text:p>8.6994494494494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72345345345345" calcext:value-type="float">
            <text:p>8.7234534534534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74745745745746" calcext:value-type="float">
            <text:p>8.74745745745746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77146146146146" calcext:value-type="float">
            <text:p>8.77146146146146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79546546546546" calcext:value-type="float">
            <text:p>8.79546546546546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81946946946947" calcext:value-type="float">
            <text:p>8.81946946946947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84347347347347" calcext:value-type="float">
            <text:p>8.84347347347347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86747747747748" calcext:value-type="float">
            <text:p>8.86747747747748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89148148148148" calcext:value-type="float">
            <text:p>8.89148148148148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91548548548548" calcext:value-type="float">
            <text:p>8.91548548548548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93948948948949" calcext:value-type="float">
            <text:p>8.93948948948949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96349349349349" calcext:value-type="float">
            <text:p>8.96349349349349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8.9874974974975" calcext:value-type="float">
            <text:p>8.987497497497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0115015015015" calcext:value-type="float">
            <text:p>9.011501501501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03550550550551" calcext:value-type="float">
            <text:p>9.03550550550551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05950950950951" calcext:value-type="float">
            <text:p>9.05950950950951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08351351351351" calcext:value-type="float">
            <text:p>9.08351351351351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10751751751752" calcext:value-type="float">
            <text:p>9.10751751751752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13152152152152" calcext:value-type="float">
            <text:p>9.13152152152152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15552552552552" calcext:value-type="float">
            <text:p>9.15552552552552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17952952952953" calcext:value-type="float">
            <text:p>9.1795295295295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20353353353353" calcext:value-type="float">
            <text:p>9.2035335335335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22753753753754" calcext:value-type="float">
            <text:p>9.2275375375375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25154154154154" calcext:value-type="float">
            <text:p>9.2515415415415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27554554554554" calcext:value-type="float">
            <text:p>9.27554554554554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29954954954955" calcext:value-type="float">
            <text:p>9.2995495495495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32355355355355" calcext:value-type="float">
            <text:p>9.32355355355355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34755755755756" calcext:value-type="float">
            <text:p>9.34755755755756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37156156156156" calcext:value-type="float">
            <text:p>9.37156156156156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39556556556556" calcext:value-type="float">
            <text:p>9.39556556556556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41956956956957" calcext:value-type="float">
            <text:p>9.41956956956957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44357357357357" calcext:value-type="float">
            <text:p>9.44357357357357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46757757757758" calcext:value-type="float">
            <text:p>9.46757757757758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49158158158158" calcext:value-type="float">
            <text:p>9.49158158158158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9.51558558558558" calcext:value-type="float">
            <text:p>9.5155855855855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53958958958959" calcext:value-type="float">
            <text:p>9.5395895895895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56359359359359" calcext:value-type="float">
            <text:p>9.5635935935935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5875975975976" calcext:value-type="float">
            <text:p>9.58759759759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6116016016016" calcext:value-type="float">
            <text:p>9.61160160160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63560560560561" calcext:value-type="float">
            <text:p>9.6356056056056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65960960960961" calcext:value-type="float">
            <text:p>9.6596096096096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68361361361361" calcext:value-type="float">
            <text:p>9.6836136136136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70761761761762" calcext:value-type="float">
            <text:p>9.7076176176176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.73162162162162" calcext:value-type="float">
            <text:p>9.7316216216216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75562562562562" calcext:value-type="float">
            <text:p>9.7556256256256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77962962962963" calcext:value-type="float">
            <text:p>9.7796296296296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80363363363363" calcext:value-type="float">
            <text:p>9.8036336336336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82763763763764" calcext:value-type="float">
            <text:p>9.827637637637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85164164164164" calcext:value-type="float">
            <text:p>9.851641641641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87564564564564" calcext:value-type="float">
            <text:p>9.875645645645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89964964964965" calcext:value-type="float">
            <text:p>9.899649649649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2365365365365" calcext:value-type="float">
            <text:p>9.923653653653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4765765765766" calcext:value-type="float">
            <text:p>9.9476576576576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7166166166166" calcext:value-type="float">
            <text:p>9.9716616616616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9566566566566" calcext:value-type="float">
            <text:p>9.9956656656656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0196696696697" calcext:value-type="float">
            <text:p>10.019669669669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0436736736737" calcext:value-type="float">
            <text:p>10.043673673673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676776776777" calcext:value-type="float">
            <text:p>10.067677677677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916816816817" calcext:value-type="float">
            <text:p>10.091681681681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1156856856857" calcext:value-type="float">
            <text:p>10.115685685685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1396896896897" calcext:value-type="float">
            <text:p>10.139689689689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1636936936937" calcext:value-type="float">
            <text:p>10.16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1876976976977" calcext:value-type="float">
            <text:p>10.187697697697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117017017017" calcext:value-type="float">
            <text:p>10.211701701701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357057057057" calcext:value-type="float">
            <text:p>10.235705705705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597097097097" calcext:value-type="float">
            <text:p>10.259709709709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837137137137" calcext:value-type="float">
            <text:p>10.283713713713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077177177177" calcext:value-type="float">
            <text:p>10.307717717717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317217217217" calcext:value-type="float">
            <text:p>10.331721721721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557257257257" calcext:value-type="float">
            <text:p>10.355725725725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797297297297" calcext:value-type="float">
            <text:p>10.379729729729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037337337337" calcext:value-type="float">
            <text:p>10.40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277377377377" calcext:value-type="float">
            <text:p>10.427737737737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517417417417" calcext:value-type="float">
            <text:p>10.451741741741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757457457457" calcext:value-type="float">
            <text:p>10.475745745745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997497497497" calcext:value-type="float">
            <text:p>10.499749749749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237537537538" calcext:value-type="float">
            <text:p>10.523753753753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477577577578" calcext:value-type="float">
            <text:p>10.547757757757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717617617618" calcext:value-type="float">
            <text:p>10.57176176176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957657657658" calcext:value-type="float">
            <text:p>10.595765765765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197697697698" calcext:value-type="float">
            <text:p>10.619769769769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437737737738" calcext:value-type="float">
            <text:p>10.64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677777777778" calcext:value-type="float">
            <text:p>10.667777777777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917817817818" calcext:value-type="float">
            <text:p>10.69178178178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157857857858" calcext:value-type="float">
            <text:p>10.715785785785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397897897898" calcext:value-type="float">
            <text:p>10.739789789789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637937937938" calcext:value-type="float">
            <text:p>10.763793793793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7877977977978" calcext:value-type="float">
            <text:p>10.787797797797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118018018018" calcext:value-type="float">
            <text:p>10.811801801801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358058058058" calcext:value-type="float">
            <text:p>10.835805805805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598098098098" calcext:value-type="float">
            <text:p>10.859809809809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838138138138" calcext:value-type="float">
            <text:p>10.883813813813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9078178178178" calcext:value-type="float">
            <text:p>10.907817817817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9318218218218" calcext:value-type="float">
            <text:p>10.931821821821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9558258258258" calcext:value-type="float">
            <text:p>10.955825825825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9798298298298" calcext:value-type="float">
            <text:p>10.979829829829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0038338338338" calcext:value-type="float">
            <text:p>11.003833833833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0278378378378" calcext:value-type="float">
            <text:p>11.027837837837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0518418418418" calcext:value-type="float">
            <text:p>11.05184184184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0758458458458" calcext:value-type="float">
            <text:p>11.075845845845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0998498498498" calcext:value-type="float">
            <text:p>11.099849849849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1238538538539" calcext:value-type="float">
            <text:p>11.12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1478578578579" calcext:value-type="float">
            <text:p>11.147857857857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1718618618619" calcext:value-type="float">
            <text:p>11.17186186186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1958658658659" calcext:value-type="float">
            <text:p>11.195865865865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2198698698699" calcext:value-type="float">
            <text:p>11.219869869869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2438738738739" calcext:value-type="float">
            <text:p>11.243873873873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2678778778779" calcext:value-type="float">
            <text:p>11.267877877877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2918818818819" calcext:value-type="float">
            <text:p>11.29188188188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3158858858859" calcext:value-type="float">
            <text:p>11.315885885885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3398898898899" calcext:value-type="float">
            <text:p>11.339889889889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3638938938939" calcext:value-type="float">
            <text:p>11.36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3878978978979" calcext:value-type="float">
            <text:p>11.387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4119019019019" calcext:value-type="float">
            <text:p>11.41190190190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4359059059059" calcext:value-type="float">
            <text:p>11.435905905905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4599099099099" calcext:value-type="float">
            <text:p>11.459909909909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4839139139139" calcext:value-type="float">
            <text:p>11.483913913913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5079179179179" calcext:value-type="float">
            <text:p>11.507917917917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5319219219219" calcext:value-type="float">
            <text:p>11.53192192192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5559259259259" calcext:value-type="float">
            <text:p>11.555925925925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5799299299299" calcext:value-type="float">
            <text:p>11.579929929929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6039339339339" calcext:value-type="float">
            <text:p>11.60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6279379379379" calcext:value-type="float">
            <text:p>11.627937937937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6519419419419" calcext:value-type="float">
            <text:p>11.65194194194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6759459459459" calcext:value-type="float">
            <text:p>11.675945945945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6999499499499" calcext:value-type="float">
            <text:p>11.699949949949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723953953954" calcext:value-type="float">
            <text:p>11.72395395395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747957957958" calcext:value-type="float">
            <text:p>11.74795795795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771961961962" calcext:value-type="float">
            <text:p>11.77196196196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795965965966" calcext:value-type="float">
            <text:p>11.79596596596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81996996997" calcext:value-type="float">
            <text:p>11.8199699699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843973973974" calcext:value-type="float">
            <text:p>11.84397397397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867977977978" calcext:value-type="float">
            <text:p>11.86797797797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891981981982" calcext:value-type="float">
            <text:p>11.89198198198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915985985986" calcext:value-type="float">
            <text:p>11.91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93998998999" calcext:value-type="float">
            <text:p>11.93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963993993994" calcext:value-type="float">
            <text:p>11.96399399399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987997997998" calcext:value-type="float">
            <text:p>11.98799799799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012002002002" calcext:value-type="float">
            <text:p>12.01200200200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036006006006" calcext:value-type="float">
            <text:p>12.03600600600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06001001001" calcext:value-type="float">
            <text:p>12.06001001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084014014014" calcext:value-type="float">
            <text:p>12.08401401401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108018018018" calcext:value-type="float">
            <text:p>12.1080180180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132022022022" calcext:value-type="float">
            <text:p>12.13202202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156026026026" calcext:value-type="float">
            <text:p>12.15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18003003003" calcext:value-type="float">
            <text:p>12.18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204034034034" calcext:value-type="float">
            <text:p>12.20403403403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228038038038" calcext:value-type="float">
            <text:p>12.22803803803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252042042042" calcext:value-type="float">
            <text:p>12.25204204204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276046046046" calcext:value-type="float">
            <text:p>12.27604604604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30005005005" calcext:value-type="float">
            <text:p>12.30005005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3240540540541" calcext:value-type="float">
            <text:p>12.324054054054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3480580580581" calcext:value-type="float">
            <text:p>12.348058058058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3720620620621" calcext:value-type="float">
            <text:p>12.372062062062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3960660660661" calcext:value-type="float">
            <text:p>12.396066066066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4200700700701" calcext:value-type="float">
            <text:p>12.42007007007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4440740740741" calcext:value-type="float">
            <text:p>12.444074074074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4680780780781" calcext:value-type="float">
            <text:p>12.468078078078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4920820820821" calcext:value-type="float">
            <text:p>12.492082082082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5160860860861" calcext:value-type="float">
            <text:p>12.516086086086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5400900900901" calcext:value-type="float">
            <text:p>12.54009009009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5640940940941" calcext:value-type="float">
            <text:p>12.564094094094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5880980980981" calcext:value-type="float">
            <text:p>12.588098098098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6121021021021" calcext:value-type="float">
            <text:p>12.612102102102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6361061061061" calcext:value-type="float">
            <text:p>12.636106106106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6601101101101" calcext:value-type="float">
            <text:p>12.66011011011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6841141141141" calcext:value-type="float">
            <text:p>12.684114114114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081181181181" calcext:value-type="float">
            <text:p>12.708118118118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321221221221" calcext:value-type="float">
            <text:p>12.732122122122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561261261261" calcext:value-type="float">
            <text:p>12.756126126126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801301301301" calcext:value-type="float">
            <text:p>12.78013013013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041341341341" calcext:value-type="float">
            <text:p>12.804134134134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281381381381" calcext:value-type="float">
            <text:p>12.828138138138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521421421421" calcext:value-type="float">
            <text:p>12.852142142142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761461461461" calcext:value-type="float">
            <text:p>12.876146146146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001501501501" calcext:value-type="float">
            <text:p>12.90015015015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241541541542" calcext:value-type="float">
            <text:p>12.924154154154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481581581582" calcext:value-type="float">
            <text:p>12.948158158158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721621621622" calcext:value-type="float">
            <text:p>12.972162162162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961661661662" calcext:value-type="float">
            <text:p>12.996166166166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201701701702" calcext:value-type="float">
            <text:p>13.020170170170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441741741742" calcext:value-type="float">
            <text:p>13.044174174174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681781781782" calcext:value-type="float">
            <text:p>13.068178178178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921821821822" calcext:value-type="float">
            <text:p>13.092182182182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161861861862" calcext:value-type="float">
            <text:p>13.116186186186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401901901902" calcext:value-type="float">
            <text:p>13.140190190190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641941941942" calcext:value-type="float">
            <text:p>13.164194194194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881981981982" calcext:value-type="float">
            <text:p>13.188198198198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122022022022" calcext:value-type="float">
            <text:p>13.212202202202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362062062062" calcext:value-type="float">
            <text:p>13.236206206206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602102102102" calcext:value-type="float">
            <text:p>13.260210210210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842142142142" calcext:value-type="float">
            <text:p>13.284214214214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082182182182" calcext:value-type="float">
            <text:p>13.308218218218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322222222222" calcext:value-type="float">
            <text:p>13.332222222222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562262262262" calcext:value-type="float">
            <text:p>13.356226226226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802302302302" calcext:value-type="float">
            <text:p>13.380230230230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042342342342" calcext:value-type="float">
            <text:p>13.404234234234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282382382382" calcext:value-type="float">
            <text:p>13.428238238238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522422422422" calcext:value-type="float">
            <text:p>13.452242242242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762462462462" calcext:value-type="float">
            <text:p>13.476246246246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002502502502" calcext:value-type="float">
            <text:p>13.500250250250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923823823824" calcext:value-type="float">
            <text:p>14.29238238238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3163863863864" calcext:value-type="float">
            <text:p>14.31638638638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3403903903904" calcext:value-type="float">
            <text:p>14.34039039039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3643943943944" calcext:value-type="float">
            <text:p>14.36439439439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3883983983984" calcext:value-type="float">
            <text:p>14.38839839839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4124024024024" calcext:value-type="float">
            <text:p>14.41240240240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4364064064064" calcext:value-type="float">
            <text:p>14.43640640640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4604104104104" calcext:value-type="float">
            <text:p>14.46041041041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4844144144144" calcext:value-type="float">
            <text:p>14.48441441441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5084184184184" calcext:value-type="float">
            <text:p>14.50841841841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5324224224224" calcext:value-type="float">
            <text:p>14.5324224224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5564264264264" calcext:value-type="float">
            <text:p>14.55642642642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5804304304304" calcext:value-type="float">
            <text:p>14.58043043043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6044344344344" calcext:value-type="float">
            <text:p>14.60443443443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6284384384384" calcext:value-type="float">
            <text:p>14.62843843843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6524424424424" calcext:value-type="float">
            <text:p>14.65244244244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6764464464464" calcext:value-type="float">
            <text:p>14.67644644644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7004504504504" calcext:value-type="float">
            <text:p>14.70045045045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7244544544545" calcext:value-type="float">
            <text:p>14.724454454454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7484584584585" calcext:value-type="float">
            <text:p>14.748458458458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7724624624625" calcext:value-type="float">
            <text:p>14.772462462462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7964664664665" calcext:value-type="float">
            <text:p>14.79646646646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8204704704705" calcext:value-type="float">
            <text:p>14.82047047047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8444744744745" calcext:value-type="float">
            <text:p>14.844474474474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8684784784785" calcext:value-type="float">
            <text:p>14.868478478478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8924824824825" calcext:value-type="float">
            <text:p>14.892482482482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9164864864865" calcext:value-type="float">
            <text:p>14.91648648648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9404904904905" calcext:value-type="float">
            <text:p>14.94049049049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9644944944945" calcext:value-type="float">
            <text:p>14.964494494494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9884984984985" calcext:value-type="float">
            <text:p>14.988498498498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0125025025025" calcext:value-type="float">
            <text:p>15.012502502502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0365065065065" calcext:value-type="float">
            <text:p>15.03650650650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0605105105105" calcext:value-type="float">
            <text:p>15.06051051051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0845145145145" calcext:value-type="float">
            <text:p>15.084514514514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085185185185" calcext:value-type="float">
            <text:p>15.108518518518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325225225225" calcext:value-type="float">
            <text:p>15.132522522522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565265265265" calcext:value-type="float">
            <text:p>15.15652652652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805305305305" calcext:value-type="float">
            <text:p>15.18053053053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045345345345" calcext:value-type="float">
            <text:p>15.204534534534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285385385385" calcext:value-type="float">
            <text:p>15.228538538538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525425425425" calcext:value-type="float">
            <text:p>15.252542542542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765465465465" calcext:value-type="float">
            <text:p>15.27654654654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005505505505" calcext:value-type="float">
            <text:p>15.30055055055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245545545546" calcext:value-type="float">
            <text:p>15.324554554554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445745745746" calcext:value-type="float">
            <text:p>15.444574574574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685785785786" calcext:value-type="float">
            <text:p>15.468578578578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925825825826" calcext:value-type="float">
            <text:p>15.49258258258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5165865865866" calcext:value-type="float">
            <text:p>15.51658658658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5405905905906" calcext:value-type="float">
            <text:p>15.54059059059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5645945945946" calcext:value-type="float">
            <text:p>15.56459459459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5885985985986" calcext:value-type="float">
            <text:p>15.58859859859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6126026026026" calcext:value-type="float">
            <text:p>15.61260260260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6366066066066" calcext:value-type="float">
            <text:p>15.63660660660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6606106106106" calcext:value-type="float">
            <text:p>15.66061061061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6846146146146" calcext:value-type="float">
            <text:p>15.68461461461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7086186186186" calcext:value-type="float">
            <text:p>15.708618618618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7326226226226" calcext:value-type="float">
            <text:p>15.732622622622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7566266266266" calcext:value-type="float">
            <text:p>15.756626626626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7806306306306" calcext:value-type="float">
            <text:p>15.780630630630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8046346346346" calcext:value-type="float">
            <text:p>15.804634634634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8286386386386" calcext:value-type="float">
            <text:p>15.82863863863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8526426426426" calcext:value-type="float">
            <text:p>15.85264264264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8766466466466" calcext:value-type="float">
            <text:p>15.87664664664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9006506506506" calcext:value-type="float">
            <text:p>15.90065065065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9246546546547" calcext:value-type="float">
            <text:p>15.92465465465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9486586586587" calcext:value-type="float">
            <text:p>15.94865865865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9726626626627" calcext:value-type="float">
            <text:p>15.97266266266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5.9966666666667" calcext:value-type="float">
            <text:p>15.99666666666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0206706706707" calcext:value-type="float">
            <text:p>16.02067067067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0446746746747" calcext:value-type="float">
            <text:p>16.044674674674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0686786786787" calcext:value-type="float">
            <text:p>16.068678678678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0926826826827" calcext:value-type="float">
            <text:p>16.092682682682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1166866866867" calcext:value-type="float">
            <text:p>16.116686686686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1406906906907" calcext:value-type="float">
            <text:p>16.140690690690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1646946946947" calcext:value-type="float">
            <text:p>16.16469469469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1886986986987" calcext:value-type="float">
            <text:p>16.18869869869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2127027027027" calcext:value-type="float">
            <text:p>16.21270270270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2367067067067" calcext:value-type="float">
            <text:p>16.23670670670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2607107107107" calcext:value-type="float">
            <text:p>16.26071071071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2847147147147" calcext:value-type="float">
            <text:p>16.28471471471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3087187187187" calcext:value-type="float">
            <text:p>16.30871871871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3327227227227" calcext:value-type="float">
            <text:p>16.33272272272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5007507507508" calcext:value-type="float">
            <text:p>16.50075075075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5247547547548" calcext:value-type="float">
            <text:p>16.52475475475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5487587587588" calcext:value-type="float">
            <text:p>16.54875875875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5727627627628" calcext:value-type="float">
            <text:p>16.57276276276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5967667667668" calcext:value-type="float">
            <text:p>16.59676676676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6207707707708" calcext:value-type="float">
            <text:p>16.62077077077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6447747747748" calcext:value-type="float">
            <text:p>16.64477477477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6687787787788" calcext:value-type="float">
            <text:p>16.66877877877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6.6927827827828" calcext:value-type="float">
            <text:p>16.69278278278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167867867868" calcext:value-type="float">
            <text:p>16.71678678678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407907907908" calcext:value-type="float">
            <text:p>16.74079079079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647947947948" calcext:value-type="float">
            <text:p>16.76479479479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887987987988" calcext:value-type="float">
            <text:p>16.78879879879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128028028028" calcext:value-type="float">
            <text:p>16.81280280280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608108108108" calcext:value-type="float">
            <text:p>16.86081081081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848148148148" calcext:value-type="float">
            <text:p>16.88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9088188188188" calcext:value-type="float">
            <text:p>16.90881881881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9328228228228" calcext:value-type="float">
            <text:p>16.93282282282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9568268268268" calcext:value-type="float">
            <text:p>16.95682682682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9808308308308" calcext:value-type="float">
            <text:p>16.98083083083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0048348348348" calcext:value-type="float">
            <text:p>17.00483483483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0288388388388" calcext:value-type="float">
            <text:p>17.02883883883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0528428428428" calcext:value-type="float">
            <text:p>17.05284284284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0768468468468" calcext:value-type="float">
            <text:p>17.07684684684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1008508508509" calcext:value-type="float">
            <text:p>17.100850850850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1248548548549" calcext:value-type="float">
            <text:p>17.124854854854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1488588588589" calcext:value-type="float">
            <text:p>17.148858858858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1728628628629" calcext:value-type="float">
            <text:p>17.172862862862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1968668668669" calcext:value-type="float">
            <text:p>17.196866866866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2208708708709" calcext:value-type="float">
            <text:p>17.220870870870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2448748748749" calcext:value-type="float">
            <text:p>17.244874874874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2688788788789" calcext:value-type="float">
            <text:p>17.268878878878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2928828828829" calcext:value-type="float">
            <text:p>17.292882882882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3168868868869" calcext:value-type="float">
            <text:p>17.31688688688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3408908908909" calcext:value-type="float">
            <text:p>17.34089089089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3648948948949" calcext:value-type="float">
            <text:p>17.36489489489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3888988988989" calcext:value-type="float">
            <text:p>17.38889889889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4129029029029" calcext:value-type="float">
            <text:p>17.41290290290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4369069069069" calcext:value-type="float">
            <text:p>17.43690690690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4609109109109" calcext:value-type="float">
            <text:p>17.46091091091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4849149149149" calcext:value-type="float">
            <text:p>17.48491491491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5089189189189" calcext:value-type="float">
            <text:p>17.50891891891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5329229229229" calcext:value-type="float">
            <text:p>17.53292292292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5569269269269" calcext:value-type="float">
            <text:p>17.55692692692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5809309309309" calcext:value-type="float">
            <text:p>17.58093093093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6049349349349" calcext:value-type="float">
            <text:p>17.60493493493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6289389389389" calcext:value-type="float">
            <text:p>17.6289389389389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6529429429429" calcext:value-type="float">
            <text:p>17.65294294294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6769469469469" calcext:value-type="float">
            <text:p>17.67694694694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700950950951" calcext:value-type="float">
            <text:p>17.7009509509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724954954955" calcext:value-type="float">
            <text:p>17.7249549549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748958958959" calcext:value-type="float">
            <text:p>17.7489589589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772962962963" calcext:value-type="float">
            <text:p>17.7729629629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796966966967" calcext:value-type="float">
            <text:p>17.7969669669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820970970971" calcext:value-type="float">
            <text:p>17.8209709709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844974974975" calcext:value-type="float">
            <text:p>17.8449749749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868978978979" calcext:value-type="float">
            <text:p>17.8689789789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892982982983" calcext:value-type="float">
            <text:p>17.8929829829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916986986987" calcext:value-type="float">
            <text:p>17.9169869869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7.940990990991" calcext:value-type="float">
            <text:p>17.94099099099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964994994995" calcext:value-type="float">
            <text:p>17.9649949949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7.988998998999" calcext:value-type="float">
            <text:p>17.988998998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013003003003" calcext:value-type="float">
            <text:p>18.0130030030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037007007007" calcext:value-type="float">
            <text:p>18.0370070070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061011011011" calcext:value-type="float">
            <text:p>18.0610110110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085015015015" calcext:value-type="float">
            <text:p>18.0850150150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109019019019" calcext:value-type="float">
            <text:p>18.1090190190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133023023023" calcext:value-type="float">
            <text:p>18.1330230230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157027027027" calcext:value-type="float">
            <text:p>18.1570270270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181031031031" calcext:value-type="float">
            <text:p>18.1810310310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205035035035" calcext:value-type="float">
            <text:p>18.2050350350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229039039039" calcext:value-type="float">
            <text:p>18.2290390390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253043043043" calcext:value-type="float">
            <text:p>18.2530430430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3010510510511" calcext:value-type="float">
            <text:p>18.30105105105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3250550550551" calcext:value-type="float">
            <text:p>18.32505505505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3490590590591" calcext:value-type="float">
            <text:p>18.34905905905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3730630630631" calcext:value-type="float">
            <text:p>18.37306306306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3970670670671" calcext:value-type="float">
            <text:p>18.39706706706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4210710710711" calcext:value-type="float">
            <text:p>18.42107107107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4450750750751" calcext:value-type="float">
            <text:p>18.44507507507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4690790790791" calcext:value-type="float">
            <text:p>18.46907907907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4930830830831" calcext:value-type="float">
            <text:p>18.49308308308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5170870870871" calcext:value-type="float">
            <text:p>18.51708708708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5410910910911" calcext:value-type="float">
            <text:p>18.54109109109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8.5650950950951" calcext:value-type="float">
            <text:p>18.5650950950951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8.5890990990991" calcext:value-type="float">
            <text:p>18.5890990990991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8.6131031031031" calcext:value-type="float">
            <text:p>18.6131031031031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6851151151151" calcext:value-type="float">
            <text:p>18.685115115115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091191191191" calcext:value-type="float">
            <text:p>18.709119119119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331231231231" calcext:value-type="float">
            <text:p>18.733123123123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571271271271" calcext:value-type="float">
            <text:p>18.757127127127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811311311311" calcext:value-type="float">
            <text:p>18.781131131131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8051351351351" calcext:value-type="float">
            <text:p>18.805135135135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8291391391391" calcext:value-type="float">
            <text:p>18.829139139139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8531431431431" calcext:value-type="float">
            <text:p>18.853143143143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8771471471471" calcext:value-type="float">
            <text:p>18.877147147147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011511511512" calcext:value-type="float">
            <text:p>18.9011511511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251551551552" calcext:value-type="float">
            <text:p>18.92515515515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491591591592" calcext:value-type="float">
            <text:p>18.94915915915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731631631632" calcext:value-type="float">
            <text:p>18.9731631631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971671671672" calcext:value-type="float">
            <text:p>18.99716716716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0691791791792" calcext:value-type="float">
            <text:p>19.06917917917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0931831831832" calcext:value-type="float">
            <text:p>19.09318318318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1171871871872" calcext:value-type="float">
            <text:p>19.11718718718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1411911911912" calcext:value-type="float">
            <text:p>19.14119119119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1651951951952" calcext:value-type="float">
            <text:p>19.16519519519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1891991991992" calcext:value-type="float">
            <text:p>19.18919919919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2132032032032" calcext:value-type="float">
            <text:p>19.21320320320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2372072072072" calcext:value-type="float">
            <text:p>19.23720720720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2612112112112" calcext:value-type="float">
            <text:p>19.2612112112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2852152152152" calcext:value-type="float">
            <text:p>19.28521521521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092192192192" calcext:value-type="float">
            <text:p>19.30921921921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332232232232" calcext:value-type="float">
            <text:p>19.33322322322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572272272272" calcext:value-type="float">
            <text:p>19.3572272272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812312312312" calcext:value-type="float">
            <text:p>19.38123123123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052352352352" calcext:value-type="float">
            <text:p>19.4052352352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292392392392" calcext:value-type="float">
            <text:p>19.4292392392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532432432432" calcext:value-type="float">
            <text:p>19.45324324324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4772472472472" calcext:value-type="float">
            <text:p>19.47724724724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5012512512513" calcext:value-type="float">
            <text:p>19.501251251251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5252552552553" calcext:value-type="float">
            <text:p>19.525255255255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5492592592593" calcext:value-type="float">
            <text:p>19.549259259259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5732632632633" calcext:value-type="float">
            <text:p>19.573263263263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5972672672673" calcext:value-type="float">
            <text:p>19.597267267267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6212712712713" calcext:value-type="float">
            <text:p>19.621271271271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6452752752753" calcext:value-type="float">
            <text:p>19.645275275275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692792792793" calcext:value-type="float">
            <text:p>19.669279279279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932832832833" calcext:value-type="float">
            <text:p>19.693283283283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172872872873" calcext:value-type="float">
            <text:p>19.717287287287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412912912913" calcext:value-type="float">
            <text:p>19.741291291291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652952952953" calcext:value-type="float">
            <text:p>19.765295295295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7892992992993" calcext:value-type="float">
            <text:p>19.789299299299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8133033033033" calcext:value-type="float">
            <text:p>19.813303303303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8373073073073" calcext:value-type="float">
            <text:p>19.837307307307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8613113113113" calcext:value-type="float">
            <text:p>19.861311311311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8853153153153" calcext:value-type="float">
            <text:p>19.885315315315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9093193193193" calcext:value-type="float">
            <text:p>19.909319319319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9333233233233" calcext:value-type="float">
            <text:p>19.933323323323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9573273273273" calcext:value-type="float">
            <text:p>19.957327327327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9813313313313" calcext:value-type="float">
            <text:p>19.981331331331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0053353353353" calcext:value-type="float">
            <text:p>20.005335335335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0293393393393" calcext:value-type="float">
            <text:p>20.029339339339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0533433433433" calcext:value-type="float">
            <text:p>20.053343343343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0773473473473" calcext:value-type="float">
            <text:p>20.077347347347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1013513513514" calcext:value-type="float">
            <text:p>20.101351351351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1253553553554" calcext:value-type="float">
            <text:p>20.12535535535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1493593593594" calcext:value-type="float">
            <text:p>20.149359359359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1733633633634" calcext:value-type="float">
            <text:p>20.173363363363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1973673673674" calcext:value-type="float">
            <text:p>20.197367367367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2213713713714" calcext:value-type="float">
            <text:p>20.221371371371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2453753753754" calcext:value-type="float">
            <text:p>20.24537537537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2693793793794" calcext:value-type="float">
            <text:p>20.269379379379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2933833833834" calcext:value-type="float">
            <text:p>20.293383383383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3173873873874" calcext:value-type="float">
            <text:p>20.317387387387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3413913913914" calcext:value-type="float">
            <text:p>20.341391391391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3653953953954" calcext:value-type="float">
            <text:p>20.36539539539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3893993993994" calcext:value-type="float">
            <text:p>20.389399399399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4134034034034" calcext:value-type="float">
            <text:p>20.413403403403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4374074074074" calcext:value-type="float">
            <text:p>20.437407407407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4614114114114" calcext:value-type="float">
            <text:p>20.461411411411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.4854154154154" calcext:value-type="float">
            <text:p>20.485415415415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5094194194194" calcext:value-type="float">
            <text:p>20.509419419419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5334234234234" calcext:value-type="float">
            <text:p>20.533423423423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5574274274274" calcext:value-type="float">
            <text:p>20.557427427427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5814314314314" calcext:value-type="float">
            <text:p>20.581431431431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6054354354354" calcext:value-type="float">
            <text:p>20.605435435435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6294394394394" calcext:value-type="float">
            <text:p>20.629439439439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6534434434434" calcext:value-type="float">
            <text:p>20.653443443443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6774474474474" calcext:value-type="float">
            <text:p>20.677447447447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7014514514515" calcext:value-type="float">
            <text:p>20.701451451451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7254554554555" calcext:value-type="float">
            <text:p>20.725455455455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7494594594595" calcext:value-type="float">
            <text:p>20.749459459459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7734634634635" calcext:value-type="float">
            <text:p>20.773463463463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7974674674675" calcext:value-type="float">
            <text:p>20.797467467467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8214714714715" calcext:value-type="float">
            <text:p>20.821471471471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8454754754755" calcext:value-type="float">
            <text:p>20.845475475475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8694794794795" calcext:value-type="float">
            <text:p>20.869479479479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8934834834835" calcext:value-type="float">
            <text:p>20.893483483483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9174874874875" calcext:value-type="float">
            <text:p>20.917487487487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9414914914915" calcext:value-type="float">
            <text:p>20.941491491491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9654954954955" calcext:value-type="float">
            <text:p>20.965495495495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9894994994995" calcext:value-type="float">
            <text:p>20.989499499499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1.0135035035035" calcext:value-type="float">
            <text:p>21.013503503503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1.0375075075075" calcext:value-type="float">
            <text:p>21.037507507507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1.0615115115115" calcext:value-type="float">
            <text:p>21.061511511511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1.0855155155155" calcext:value-type="float">
            <text:p>21.085515515515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1095195195195" calcext:value-type="float">
            <text:p>21.109519519519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1335235235235" calcext:value-type="float">
            <text:p>21.133523523523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1575275275275" calcext:value-type="float">
            <text:p>21.157527527527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1815315315315" calcext:value-type="float">
            <text:p>21.181531531531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2055355355355" calcext:value-type="float">
            <text:p>21.205535535535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2295395395395" calcext:value-type="float">
            <text:p>21.229539539539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2535435435435" calcext:value-type="float">
            <text:p>21.253543543543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2775475475475" calcext:value-type="float">
            <text:p>21.277547547547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3015515515516" calcext:value-type="float">
            <text:p>21.301551551551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3255555555556" calcext:value-type="float">
            <text:p>21.325555555555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3495595595596" calcext:value-type="float">
            <text:p>21.349559559559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3735635635636" calcext:value-type="float">
            <text:p>21.37356356356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3975675675676" calcext:value-type="float">
            <text:p>21.397567567567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4215715715716" calcext:value-type="float">
            <text:p>21.421571571571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4455755755756" calcext:value-type="float">
            <text:p>21.44557557557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4695795795796" calcext:value-type="float">
            <text:p>21.469579579579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4935835835836" calcext:value-type="float">
            <text:p>21.493583583583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5175875875876" calcext:value-type="float">
            <text:p>21.517587587587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5415915915916" calcext:value-type="float">
            <text:p>21.541591591591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5655955955956" calcext:value-type="float">
            <text:p>21.56559559559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5895995995996" calcext:value-type="float">
            <text:p>21.589599599599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6136036036036" calcext:value-type="float">
            <text:p>21.613603603603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6376076076076" calcext:value-type="float">
            <text:p>21.637607607607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6616116116116" calcext:value-type="float">
            <text:p>21.661611611611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6856156156156" calcext:value-type="float">
            <text:p>21.68561561561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7096196196196" calcext:value-type="float">
            <text:p>21.709619619619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7336236236236" calcext:value-type="float">
            <text:p>21.733623623623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7576276276276" calcext:value-type="float">
            <text:p>21.757627627627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7816316316316" calcext:value-type="float">
            <text:p>21.7816316316316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8056356356356" calcext:value-type="float">
            <text:p>21.805635635635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8296396396396" calcext:value-type="float">
            <text:p>21.829639639639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8536436436436" calcext:value-type="float">
            <text:p>21.853643643643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8776476476476" calcext:value-type="float">
            <text:p>21.877647647647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9016516516517" calcext:value-type="float">
            <text:p>21.9016516516517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9256556556557" calcext:value-type="float">
            <text:p>21.9256556556557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9496596596597" calcext:value-type="float">
            <text:p>21.9496596596597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9736636636637" calcext:value-type="float">
            <text:p>21.9736636636637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9976676676677" calcext:value-type="float">
            <text:p>21.997667667667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0216716716717" calcext:value-type="float">
            <text:p>22.021671671671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0456756756757" calcext:value-type="float">
            <text:p>22.045675675675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0696796796797" calcext:value-type="float">
            <text:p>22.069679679679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0936836836837" calcext:value-type="float">
            <text:p>22.093683683683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1176876876877" calcext:value-type="float">
            <text:p>22.117687687687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1416916916917" calcext:value-type="float">
            <text:p>22.1416916916917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22.1656956956957" calcext:value-type="float">
            <text:p>22.1656956956957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22.1896996996997" calcext:value-type="float">
            <text:p>22.1896996996997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22.2137037037037" calcext:value-type="float">
            <text:p>22.2137037037037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22.2377077077077" calcext:value-type="float">
            <text:p>22.2377077077077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22.2617117117117" calcext:value-type="float">
            <text:p>22.261711711711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2857157157157" calcext:value-type="float">
            <text:p>22.285715715715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3097197197197" calcext:value-type="float">
            <text:p>22.309719719719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3337237237237" calcext:value-type="float">
            <text:p>22.333723723723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3577277277277" calcext:value-type="float">
            <text:p>22.357727727727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3817317317317" calcext:value-type="float">
            <text:p>22.381731731731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4057357357357" calcext:value-type="float">
            <text:p>22.405735735735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4297397397397" calcext:value-type="float">
            <text:p>22.429739739739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4537437437437" calcext:value-type="float">
            <text:p>22.4537437437437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4777477477477" calcext:value-type="float">
            <text:p>22.4777477477477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22.5017517517518" calcext:value-type="float">
            <text:p>22.5017517517518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22.5257557557558" calcext:value-type="float">
            <text:p>22.5257557557558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22.5497597597598" calcext:value-type="float">
            <text:p>22.5497597597598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22.5737637637638" calcext:value-type="float">
            <text:p>22.5737637637638</text:p>
          </table:table-cell>
          <table:table-cell office:value-type="float" office:value="1180" calcext:value-type="float">
            <text:p>1180</text:p>
          </table:table-cell>
        </table:table-row>
        <table:table-row table:style-name="ro2">
          <table:table-cell office:value-type="float" office:value="22.5977677677678" calcext:value-type="float">
            <text:p>22.597767767767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6217717717718" calcext:value-type="float">
            <text:p>22.621771771771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6457757757758" calcext:value-type="float">
            <text:p>22.645775775775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6697797797798" calcext:value-type="float">
            <text:p>22.669779779779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2.6937837837838" calcext:value-type="float">
            <text:p>22.6937837837838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7177877877878" calcext:value-type="float">
            <text:p>22.7177877877878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7417917917918" calcext:value-type="float">
            <text:p>22.7417917917918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7657957957958" calcext:value-type="float">
            <text:p>22.7657957957958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7897997997998" calcext:value-type="float">
            <text:p>22.7897997997998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2.8138038038038" calcext:value-type="float">
            <text:p>22.813803803803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2.8378078078078" calcext:value-type="float">
            <text:p>22.837807807807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2.8618118118118" calcext:value-type="float">
            <text:p>22.861811811811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2.8858158158158" calcext:value-type="float">
            <text:p>22.885815815815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2.9098198198198" calcext:value-type="float">
            <text:p>22.909819819819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2.9338238238238" calcext:value-type="float">
            <text:p>22.933823823823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2.9578278278278" calcext:value-type="float">
            <text:p>22.957827827827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2.9818318318318" calcext:value-type="float">
            <text:p>22.9818318318318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3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52" calcext:value-type="float">
            <text:p>5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240003" calcext:value-type="float">
            <text:p>5.424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48" calcext:value-type="float">
            <text:p>5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72" calcext:value-type="float">
            <text:p>5.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96" calcext:value-type="float">
            <text:p>5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44" calcext:value-type="float">
            <text:p>5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64" calcext:value-type="float">
            <text:p>5.6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784" calcext:value-type="float">
            <text:p>5.7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08" calcext:value-type="float">
            <text:p>5.8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320003" calcext:value-type="float">
            <text:p>5.832000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56" calcext:value-type="float">
            <text:p>5.8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9040003" calcext:value-type="float">
            <text:p>5.904000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928" calcext:value-type="float">
            <text:p>5.9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952" calcext:value-type="float">
            <text:p>5.9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5.976" calcext:value-type="float">
            <text:p>5.9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24" calcext:value-type="float">
            <text:p>6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48" calcext:value-type="float">
            <text:p>6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72" calcext:value-type="float">
            <text:p>6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96" calcext:value-type="float">
            <text:p>6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44" calcext:value-type="float">
            <text:p>6.1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68" calcext:value-type="float">
            <text:p>6.1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92" calcext:value-type="float">
            <text:p>6.1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216" calcext:value-type="float">
            <text:p>6.2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.2400002" calcext:value-type="float">
            <text:p>6.240000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264" calcext:value-type="float">
            <text:p>6.2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288" calcext:value-type="float">
            <text:p>6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6.3120003" calcext:value-type="float">
            <text:p>6.312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336" calcext:value-type="float">
            <text:p>6.3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384" calcext:value-type="float">
            <text:p>6.3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08" calcext:value-type="float">
            <text:p>6.4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32" calcext:value-type="float">
            <text:p>6.4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56" calcext:value-type="float">
            <text:p>6.4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504" calcext:value-type="float">
            <text:p>6.5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528" calcext:value-type="float">
            <text:p>6.5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552" calcext:value-type="float">
            <text:p>6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24" calcext:value-type="float">
            <text:p>6.6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480002" calcext:value-type="float">
            <text:p>6.648000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72" calcext:value-type="float">
            <text:p>6.6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96" calcext:value-type="float">
            <text:p>6.6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7200003" calcext:value-type="float">
            <text:p>6.720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744" calcext:value-type="float">
            <text:p>6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768" calcext:value-type="float">
            <text:p>6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7920003" calcext:value-type="float">
            <text:p>6.792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816" calcext:value-type="float">
            <text:p>6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864" calcext:value-type="float">
            <text:p>6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888" calcext:value-type="float">
            <text:p>6.8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12" calcext:value-type="float">
            <text:p>6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36" calcext:value-type="float">
            <text:p>6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84" calcext:value-type="float">
            <text:p>6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08" calcext:value-type="float">
            <text:p>7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32" calcext:value-type="float">
            <text:p>7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56" calcext:value-type="float">
            <text:p>7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04" calcext:value-type="float">
            <text:p>7.10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280003" calcext:value-type="float">
            <text:p>7.12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52" calcext:value-type="float">
            <text:p>7.1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76" calcext:value-type="float">
            <text:p>7.1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000003" calcext:value-type="float">
            <text:p>7.200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24" calcext:value-type="float">
            <text:p>7.2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48" calcext:value-type="float">
            <text:p>7.2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72" calcext:value-type="float">
            <text:p>7.2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96" calcext:value-type="float">
            <text:p>7.2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7.344" calcext:value-type="float">
            <text:p>7.34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368" calcext:value-type="float">
            <text:p>7.3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392" calcext:value-type="float">
            <text:p>7.3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16" calcext:value-type="float">
            <text:p>7.4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64" calcext:value-type="float">
            <text:p>7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88" calcext:value-type="float">
            <text:p>7.4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12" calcext:value-type="float">
            <text:p>7.5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360003" calcext:value-type="float">
            <text:p>7.536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84" calcext:value-type="float">
            <text:p>7.5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080003" calcext:value-type="float">
            <text:p>7.60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32" calcext:value-type="float">
            <text:p>7.6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56" calcext:value-type="float">
            <text:p>7.6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800003" calcext:value-type="float">
            <text:p>7.680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704" calcext:value-type="float">
            <text:p>7.7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728" calcext:value-type="float">
            <text:p>7.7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752" calcext:value-type="float">
            <text:p>7.7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776" calcext:value-type="float">
            <text:p>7.7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24" calcext:value-type="float">
            <text:p>7.82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48" calcext:value-type="float">
            <text:p>7.8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72" calcext:value-type="float">
            <text:p>7.8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96" calcext:value-type="float">
            <text:p>7.89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9440002" calcext:value-type="float">
            <text:p>7.944000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968" calcext:value-type="float">
            <text:p>7.96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.992" calcext:value-type="float">
            <text:p>7.9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016" calcext:value-type="float">
            <text:p>8.0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064" calcext:value-type="float">
            <text:p>8.06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088" calcext:value-type="float">
            <text:p>8.08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12" calcext:value-type="float">
            <text:p>8.11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36" calcext:value-type="float">
            <text:p>8.13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84" calcext:value-type="float">
            <text:p>8.1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208" calcext:value-type="float">
            <text:p>8.2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232" calcext:value-type="float">
            <text:p>8.2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2560005" calcext:value-type="float">
            <text:p>8.256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04" calcext:value-type="float">
            <text:p>8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28" calcext:value-type="float">
            <text:p>8.3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52" calcext:value-type="float">
            <text:p>8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76" calcext:value-type="float">
            <text:p>8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24" calcext:value-type="float">
            <text:p>8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48" calcext:value-type="float">
            <text:p>8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72" calcext:value-type="float">
            <text:p>8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96" calcext:value-type="float">
            <text:p>8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44" calcext:value-type="float">
            <text:p>8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68" calcext:value-type="float">
            <text:p>8.5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92" calcext:value-type="float">
            <text:p>8.59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16" calcext:value-type="float">
            <text:p>8.61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640005" calcext:value-type="float">
            <text:p>8.664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712" calcext:value-type="float">
            <text:p>8.71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736" calcext:value-type="float">
            <text:p>8.7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84" calcext:value-type="float">
            <text:p>8.78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808" calcext:value-type="float">
            <text:p>8.80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832" calcext:value-type="float">
            <text:p>8.8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856" calcext:value-type="float">
            <text:p>8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04" calcext:value-type="float">
            <text:p>8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28" calcext:value-type="float">
            <text:p>8.9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952" calcext:value-type="float">
            <text:p>8.95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976" calcext:value-type="float">
            <text:p>8.9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024" calcext:value-type="float">
            <text:p>9.0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048" calcext:value-type="float">
            <text:p>9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0720005" calcext:value-type="float">
            <text:p>9.072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096" calcext:value-type="float">
            <text:p>9.0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144" calcext:value-type="float">
            <text:p>9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168" calcext:value-type="float">
            <text:p>9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192" calcext:value-type="float">
            <text:p>9.1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16" calcext:value-type="float">
            <text:p>9.2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64" calcext:value-type="float">
            <text:p>9.2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88" calcext:value-type="float">
            <text:p>9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12" calcext:value-type="float">
            <text:p>9.3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36" calcext:value-type="float">
            <text:p>9.3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84" calcext:value-type="float">
            <text:p>9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08" calcext:value-type="float">
            <text:p>9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32" calcext:value-type="float">
            <text:p>9.4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56" calcext:value-type="float">
            <text:p>9.4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800005" calcext:value-type="float">
            <text:p>9.480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504" calcext:value-type="float">
            <text:p>9.5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528" calcext:value-type="float">
            <text:p>9.5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552" calcext:value-type="float">
            <text:p>9.5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576" calcext:value-type="float">
            <text:p>9.5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624001" calcext:value-type="float">
            <text:p>9.624001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2">
          <table:table-cell office:value-type="float" office:value="9.648" calcext:value-type="float">
            <text:p>9.648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672" calcext:value-type="float">
            <text:p>9.672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696" calcext:value-type="float">
            <text:p>9.696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744" calcext:value-type="float">
            <text:p>9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9.768" calcext:value-type="float">
            <text:p>9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9.792" calcext:value-type="float">
            <text:p>9.7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16" calcext:value-type="float">
            <text:p>9.8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64" calcext:value-type="float">
            <text:p>9.8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880005" calcext:value-type="float">
            <text:p>9.888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36" calcext:value-type="float">
            <text:p>9.9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.984" calcext:value-type="float">
            <text:p>9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08" calcext:value-type="float">
            <text:p>10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32001" calcext:value-type="float">
            <text:p>10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56" calcext:value-type="float">
            <text:p>10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04" calcext:value-type="float">
            <text:p>10.1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28" calcext:value-type="float">
            <text:p>10.1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52" calcext:value-type="float">
            <text:p>10.1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76" calcext:value-type="float">
            <text:p>10.1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224" calcext:value-type="float">
            <text:p>10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48" calcext:value-type="float">
            <text:p>10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72" calcext:value-type="float">
            <text:p>10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960005" calcext:value-type="float">
            <text:p>10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44" calcext:value-type="float">
            <text:p>10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68" calcext:value-type="float">
            <text:p>10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92" calcext:value-type="float">
            <text:p>10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88" calcext:value-type="float">
            <text:p>10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12" calcext:value-type="float">
            <text:p>10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36" calcext:value-type="float">
            <text:p>10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84" calcext:value-type="float">
            <text:p>10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08" calcext:value-type="float">
            <text:p>10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32" calcext:value-type="float">
            <text:p>10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56" calcext:value-type="float">
            <text:p>10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04" calcext:value-type="float">
            <text:p>10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28" calcext:value-type="float">
            <text:p>10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52" calcext:value-type="float">
            <text:p>10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76" calcext:value-type="float">
            <text:p>10.7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24" calcext:value-type="float">
            <text:p>10.8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48001" calcext:value-type="float">
            <text:p>10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72" calcext:value-type="float">
            <text:p>10.8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96" calcext:value-type="float">
            <text:p>10.8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16" calcext:value-type="float">
            <text:p>11.0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64" calcext:value-type="float">
            <text:p>11.0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84" calcext:value-type="float">
            <text:p>11.1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08" calcext:value-type="float">
            <text:p>11.2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32" calcext:value-type="float">
            <text:p>11.2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560005" calcext:value-type="float">
            <text:p>11.256000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04" calcext:value-type="float">
            <text:p>11.3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28" calcext:value-type="float">
            <text:p>11.3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24" calcext:value-type="float">
            <text:p>11.4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448" calcext:value-type="float">
            <text:p>11.4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472" calcext:value-type="float">
            <text:p>11.4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496" calcext:value-type="float">
            <text:p>11.4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44" calcext:value-type="float">
            <text:p>11.5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68" calcext:value-type="float">
            <text:p>11.5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92" calcext:value-type="float">
            <text:p>11.5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16" calcext:value-type="float">
            <text:p>11.6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640005" calcext:value-type="float">
            <text:p>11.664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88" calcext:value-type="float">
            <text:p>11.6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12" calcext:value-type="float">
            <text:p>11.7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36" calcext:value-type="float">
            <text:p>11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84" calcext:value-type="float">
            <text:p>11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08001" calcext:value-type="float">
            <text:p>11.808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32" calcext:value-type="float">
            <text:p>11.8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56" calcext:value-type="float">
            <text:p>11.8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04" calcext:value-type="float">
            <text:p>11.9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28" calcext:value-type="float">
            <text:p>11.9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52" calcext:value-type="float">
            <text:p>11.9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76" calcext:value-type="float">
            <text:p>11.9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24" calcext:value-type="float">
            <text:p>12.0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48" calcext:value-type="float">
            <text:p>12.0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720005" calcext:value-type="float">
            <text:p>12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96" calcext:value-type="float">
            <text:p>12.0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44" calcext:value-type="float">
            <text:p>12.1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68" calcext:value-type="float">
            <text:p>12.1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92" calcext:value-type="float">
            <text:p>12.1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16001" calcext:value-type="float">
            <text:p>12.21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88" calcext:value-type="float">
            <text:p>12.2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12" calcext:value-type="float">
            <text:p>12.3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36" calcext:value-type="float">
            <text:p>12.3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84" calcext:value-type="float">
            <text:p>12.3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408" calcext:value-type="float">
            <text:p>12.4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432" calcext:value-type="float">
            <text:p>12.4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456" calcext:value-type="float">
            <text:p>12.4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4800005" calcext:value-type="float">
            <text:p>12.480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04" calcext:value-type="float">
            <text:p>12.5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28" calcext:value-type="float">
            <text:p>12.5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52" calcext:value-type="float">
            <text:p>12.5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76" calcext:value-type="float">
            <text:p>12.5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24001" calcext:value-type="float">
            <text:p>12.624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48" calcext:value-type="float">
            <text:p>12.6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72" calcext:value-type="float">
            <text:p>12.6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96" calcext:value-type="float">
            <text:p>12.6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44" calcext:value-type="float">
            <text:p>12.7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68" calcext:value-type="float">
            <text:p>12.7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92" calcext:value-type="float">
            <text:p>12.7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16" calcext:value-type="float">
            <text:p>12.8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880005" calcext:value-type="float">
            <text:p>12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12" calcext:value-type="float">
            <text:p>12.9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36" calcext:value-type="float">
            <text:p>12.9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84" calcext:value-type="float">
            <text:p>12.9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08" calcext:value-type="float">
            <text:p>13.0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32001" calcext:value-type="float">
            <text:p>13.03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56" calcext:value-type="float">
            <text:p>13.0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04" calcext:value-type="float">
            <text:p>13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28" calcext:value-type="float">
            <text:p>13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52" calcext:value-type="float">
            <text:p>13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76" calcext:value-type="float">
            <text:p>13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224" calcext:value-type="float">
            <text:p>13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960005" calcext:value-type="float">
            <text:p>13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44" calcext:value-type="float">
            <text:p>13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68" calcext:value-type="float">
            <text:p>13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92" calcext:value-type="float">
            <text:p>13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16" calcext:value-type="float">
            <text:p>13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40001" calcext:value-type="float">
            <text:p>13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64" calcext:value-type="float">
            <text:p>13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88" calcext:value-type="float">
            <text:p>13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12" calcext:value-type="float">
            <text:p>13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36" calcext:value-type="float">
            <text:p>13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84001" calcext:value-type="float">
            <text:p>13.58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08" calcext:value-type="float">
            <text:p>13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32" calcext:value-type="float">
            <text:p>13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56" calcext:value-type="float">
            <text:p>13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04" calcext:value-type="float">
            <text:p>13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28" calcext:value-type="float">
            <text:p>13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52" calcext:value-type="float">
            <text:p>13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24" calcext:value-type="float">
            <text:p>13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92001" calcext:value-type="float">
            <text:p>13.992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16" calcext:value-type="float">
            <text:p>14.0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88" calcext:value-type="float">
            <text:p>14.0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84" calcext:value-type="float">
            <text:p>14.1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08" calcext:value-type="float">
            <text:p>14.2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32" calcext:value-type="float">
            <text:p>14.2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560005" calcext:value-type="float">
            <text:p>14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04" calcext:value-type="float">
            <text:p>14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28" calcext:value-type="float">
            <text:p>14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52" calcext:value-type="float">
            <text:p>14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76" calcext:value-type="float">
            <text:p>14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00001" calcext:value-type="float">
            <text:p>14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24" calcext:value-type="float">
            <text:p>14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48" calcext:value-type="float">
            <text:p>14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72" calcext:value-type="float">
            <text:p>14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92" calcext:value-type="float">
            <text:p>14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16" calcext:value-type="float">
            <text:p>14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640005" calcext:value-type="float">
            <text:p>14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88" calcext:value-type="float">
            <text:p>14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12" calcext:value-type="float">
            <text:p>14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36" calcext:value-type="float">
            <text:p>14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84" calcext:value-type="float">
            <text:p>14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08001" calcext:value-type="float">
            <text:p>14.80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32" calcext:value-type="float">
            <text:p>14.8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56" calcext:value-type="float">
            <text:p>14.8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04" calcext:value-type="float">
            <text:p>14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28" calcext:value-type="float">
            <text:p>14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52" calcext:value-type="float">
            <text:p>14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76" calcext:value-type="float">
            <text:p>14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24" calcext:value-type="float">
            <text:p>15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48" calcext:value-type="float">
            <text:p>15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720005" calcext:value-type="float">
            <text:p>15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96" calcext:value-type="float">
            <text:p>15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44" calcext:value-type="float">
            <text:p>15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68" calcext:value-type="float">
            <text:p>15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92" calcext:value-type="float">
            <text:p>15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16001" calcext:value-type="float">
            <text:p>15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64" calcext:value-type="float">
            <text:p>15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12" calcext:value-type="float">
            <text:p>15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36" calcext:value-type="float">
            <text:p>15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60001" calcext:value-type="float">
            <text:p>15.3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84" calcext:value-type="float">
            <text:p>15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08" calcext:value-type="float">
            <text:p>15.4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32" calcext:value-type="float">
            <text:p>15.4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56" calcext:value-type="float">
            <text:p>15.4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04" calcext:value-type="float">
            <text:p>15.5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76" calcext:value-type="float">
            <text:p>15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96" calcext:value-type="float">
            <text:p>15.6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44" calcext:value-type="float">
            <text:p>15.7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68001" calcext:value-type="float">
            <text:p>15.76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92" calcext:value-type="float">
            <text:p>15.7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16" calcext:value-type="float">
            <text:p>15.8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64" calcext:value-type="float">
            <text:p>15.8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880005" calcext:value-type="float">
            <text:p>15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12" calcext:value-type="float">
            <text:p>15.9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36" calcext:value-type="float">
            <text:p>15.9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84" calcext:value-type="float">
            <text:p>15.9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08" calcext:value-type="float">
            <text:p>16.0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32" calcext:value-type="float">
            <text:p>16.0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56" calcext:value-type="float">
            <text:p>16.0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04" calcext:value-type="float">
            <text:p>16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28" calcext:value-type="float">
            <text:p>16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52" calcext:value-type="float">
            <text:p>16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76" calcext:value-type="float">
            <text:p>16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24" calcext:value-type="float">
            <text:p>16.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48" calcext:value-type="float">
            <text:p>16.2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72" calcext:value-type="float">
            <text:p>16.2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96" calcext:value-type="float">
            <text:p>16.2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32" calcext:value-type="float">
            <text:p>16.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344" calcext:value-type="float">
            <text:p>16.3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368" calcext:value-type="float">
            <text:p>16.3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392" calcext:value-type="float">
            <text:p>16.3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16" calcext:value-type="float">
            <text:p>16.4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4" calcext:value-type="float">
            <text:p>16.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64" calcext:value-type="float">
            <text:p>16.4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88" calcext:value-type="float">
            <text:p>16.4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536" calcext:value-type="float">
            <text:p>16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6" calcext:value-type="float">
            <text:p>16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84" calcext:value-type="float">
            <text:p>16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08" calcext:value-type="float">
            <text:p>16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32" calcext:value-type="float">
            <text:p>16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56" calcext:value-type="float">
            <text:p>16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04" calcext:value-type="float">
            <text:p>16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28" calcext:value-type="float">
            <text:p>16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52" calcext:value-type="float">
            <text:p>16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76001" calcext:value-type="float">
            <text:p>16.77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24" calcext:value-type="float">
            <text:p>16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48" calcext:value-type="float">
            <text:p>16.8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72" calcext:value-type="float">
            <text:p>16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96" calcext:value-type="float">
            <text:p>16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2" calcext:value-type="float">
            <text:p>16.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44" calcext:value-type="float">
            <text:p>16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68" calcext:value-type="float">
            <text:p>16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92" calcext:value-type="float">
            <text:p>16.9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16" calcext:value-type="float">
            <text:p>17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4" calcext:value-type="float">
            <text:p>17.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64001" calcext:value-type="float">
            <text:p>17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88" calcext:value-type="float">
            <text:p>17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12" calcext:value-type="float">
            <text:p>17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36" calcext:value-type="float">
            <text:p>17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6" calcext:value-type="float">
            <text:p>17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84" calcext:value-type="float">
            <text:p>17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08" calcext:value-type="float">
            <text:p>17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32" calcext:value-type="float">
            <text:p>17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56" calcext:value-type="float">
            <text:p>17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8" calcext:value-type="float">
            <text:p>17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04" calcext:value-type="float">
            <text:p>17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24" calcext:value-type="float">
            <text:p>17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48" calcext:value-type="float">
            <text:p>17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72" calcext:value-type="float">
            <text:p>17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96" calcext:value-type="float">
            <text:p>17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44" calcext:value-type="float">
            <text:p>17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68" calcext:value-type="float">
            <text:p>17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92001" calcext:value-type="float">
            <text:p>17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16" calcext:value-type="float">
            <text:p>17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4" calcext:value-type="float">
            <text:p>17.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64" calcext:value-type="float">
            <text:p>17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88" calcext:value-type="float">
            <text:p>17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12" calcext:value-type="float">
            <text:p>17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36" calcext:value-type="float">
            <text:p>17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6" calcext:value-type="float">
            <text:p>17.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84" calcext:value-type="float">
            <text:p>17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08" calcext:value-type="float">
            <text:p>17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32" calcext:value-type="float">
            <text:p>17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56" calcext:value-type="float">
            <text:p>17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80001" calcext:value-type="float">
            <text:p>17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04" calcext:value-type="float">
            <text:p>17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28" calcext:value-type="float">
            <text:p>17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52" calcext:value-type="float">
            <text:p>17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76" calcext:value-type="float">
            <text:p>17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24" calcext:value-type="float">
            <text:p>18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48" calcext:value-type="float">
            <text:p>18.0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72" calcext:value-type="float">
            <text:p>18.0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96" calcext:value-type="float">
            <text:p>18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2" calcext:value-type="float">
            <text:p>18.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44001" calcext:value-type="float">
            <text:p>18.14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68" calcext:value-type="float">
            <text:p>18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92" calcext:value-type="float">
            <text:p>18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16" calcext:value-type="float">
            <text:p>18.2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4" calcext:value-type="float">
            <text:p>18.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64" calcext:value-type="float">
            <text:p>18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88" calcext:value-type="float">
            <text:p>18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312" calcext:value-type="float">
            <text:p>18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336" calcext:value-type="float">
            <text:p>18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36" calcext:value-type="float">
            <text:p>18.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384" calcext:value-type="float">
            <text:p>18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08" calcext:value-type="float">
            <text:p>18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56" calcext:value-type="float">
            <text:p>18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8" calcext:value-type="float">
            <text:p>18.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04" calcext:value-type="float">
            <text:p>18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28" calcext:value-type="float">
            <text:p>18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52" calcext:value-type="float">
            <text:p>18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76" calcext:value-type="float">
            <text:p>18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624" calcext:value-type="float">
            <text:p>18.6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744" calcext:value-type="float">
            <text:p>18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68" calcext:value-type="float">
            <text:p>18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64" calcext:value-type="float">
            <text:p>18.8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88" calcext:value-type="float">
            <text:p>18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12" calcext:value-type="float">
            <text:p>18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36" calcext:value-type="float">
            <text:p>18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60001" calcext:value-type="float">
            <text:p>18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84" calcext:value-type="float">
            <text:p>18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008" calcext:value-type="float">
            <text:p>19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032" calcext:value-type="float">
            <text:p>19.0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056" calcext:value-type="float">
            <text:p>19.0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104" calcext:value-type="float">
            <text:p>19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128" calcext:value-type="float">
            <text:p>19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152" calcext:value-type="float">
            <text:p>19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176" calcext:value-type="float">
            <text:p>19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24" calcext:value-type="float">
            <text:p>19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72" calcext:value-type="float">
            <text:p>19.2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296" calcext:value-type="float">
            <text:p>19.2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2" calcext:value-type="float">
            <text:p>19.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44" calcext:value-type="float">
            <text:p>19.3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68" calcext:value-type="float">
            <text:p>19.3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92" calcext:value-type="float">
            <text:p>19.3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416" calcext:value-type="float">
            <text:p>19.4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44" calcext:value-type="float">
            <text:p>19.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464" calcext:value-type="float">
            <text:p>19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88" calcext:value-type="float">
            <text:p>19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12001" calcext:value-type="float">
            <text:p>19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36" calcext:value-type="float">
            <text:p>19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6" calcext:value-type="float">
            <text:p>19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84" calcext:value-type="float">
            <text:p>19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32" calcext:value-type="float">
            <text:p>19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56" calcext:value-type="float">
            <text:p>19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04" calcext:value-type="float">
            <text:p>19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28" calcext:value-type="float">
            <text:p>19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752" calcext:value-type="float">
            <text:p>19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776001" calcext:value-type="float">
            <text:p>19.77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48" calcext:value-type="float">
            <text:p>19.8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72" calcext:value-type="float">
            <text:p>19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96" calcext:value-type="float">
            <text:p>19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2" calcext:value-type="float">
            <text:p>19.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4" calcext:value-type="float">
            <text:p>20.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64001" calcext:value-type="float">
            <text:p>20.06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36" calcext:value-type="float">
            <text:p>20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6" calcext:value-type="float">
            <text:p>20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08" calcext:value-type="float">
            <text:p>20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32" calcext:value-type="float">
            <text:p>20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24" calcext:value-type="float">
            <text:p>20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48" calcext:value-type="float">
            <text:p>20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72" calcext:value-type="float">
            <text:p>20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96" calcext:value-type="float">
            <text:p>20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44" calcext:value-type="float">
            <text:p>20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68" calcext:value-type="float">
            <text:p>20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92001" calcext:value-type="float">
            <text:p>20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664" calcext:value-type="float">
            <text:p>20.6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12" calcext:value-type="float">
            <text:p>20.7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84" calcext:value-type="float">
            <text:p>20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08" calcext:value-type="float">
            <text:p>20.8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32" calcext:value-type="float">
            <text:p>20.8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56" calcext:value-type="float">
            <text:p>20.8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80001" calcext:value-type="float">
            <text:p>20.880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.976" calcext:value-type="float">
            <text:p>20.9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4" calcext:value-type="float">
            <text:p>21.2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64" calcext:value-type="float">
            <text:p>21.2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88" calcext:value-type="float">
            <text:p>21.2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12" calcext:value-type="float">
            <text:p>21.3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36" calcext:value-type="float">
            <text:p>21.3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504" calcext:value-type="float">
            <text:p>21.5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28" calcext:value-type="float">
            <text:p>21.5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76" calcext:value-type="float">
            <text:p>21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24" calcext:value-type="float">
            <text:p>21.6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48" calcext:value-type="float">
            <text:p>21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72" calcext:value-type="float">
            <text:p>21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72" calcext:value-type="float">
            <text:p>21.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744" calcext:value-type="float">
            <text:p>21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768" calcext:value-type="float">
            <text:p>21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792" calcext:value-type="float">
            <text:p>21.7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12" calcext:value-type="float">
            <text:p>21.9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36" calcext:value-type="float">
            <text:p>21.9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60001" calcext:value-type="float">
            <text:p>21.960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84" calcext:value-type="float">
            <text:p>21.9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08" calcext:value-type="float">
            <text:p>22.0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32" calcext:value-type="float">
            <text:p>22.0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28" calcext:value-type="float">
            <text:p>22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52" calcext:value-type="float">
            <text:p>22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76" calcext:value-type="float">
            <text:p>22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44" calcext:value-type="float">
            <text:p>22.3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68" calcext:value-type="float">
            <text:p>22.3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92" calcext:value-type="float">
            <text:p>22.3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16" calcext:value-type="float">
            <text:p>22.4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4" calcext:value-type="float">
            <text:p>22.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36" calcext:value-type="float">
            <text:p>22.5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6" calcext:value-type="float">
            <text:p>22.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32" calcext:value-type="float">
            <text:p>22.6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656" calcext:value-type="float">
            <text:p>22.6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04" calcext:value-type="float">
            <text:p>22.7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28" calcext:value-type="float">
            <text:p>22.7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52" calcext:value-type="float">
            <text:p>22.7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76001" calcext:value-type="float">
            <text:p>22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72" calcext:value-type="float">
            <text:p>22.87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96" calcext:value-type="float">
            <text:p>22.89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9:38:50.088436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13T19:39:12.079025417</dc:date>
    <meta:editing-cycles>23</meta:editing-cycles>
    <meta:editing-duration>PT21M54S</meta:editing-duration>
    <meta:document-statistic meta:table-count="5" meta:cell-count="8028" meta:object-count="0"/>
  </office:meta>
</office:document-meta>
</file>